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[$Sheet1.$C$4]" style:apply-style-name="Untitled1" style:base-cell-address="Sheet1.E8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number-columns-repeated="21" table:default-cell-style-name="ce1"/>
        <table:table-row table:style-name="ro1">
          <table:table-cell table:number-columns-repeated="4"/>
          <table:table-cell table:style-name="Default" table:number-columns-repeated="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1"/>
        </table:table-row>
        <table:table-row table:style-name="ro1">
          <table:table-cell/>
          <table:table-cell office:value-type="string" calcext:value-type="string">
            <text:p>threshold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21"/>
        </table:table-row>
        <table:table-row table:style-name="ro1">
          <table:table-cell table:number-columns-repeated="4"/>
          <table:table-cell table:style-name="Default" table:number-columns-repeated="21"/>
        </table:table-row>
        <table:table-row table:style-name="ro1">
          <table:table-cell table:number-columns-repeated="4"/>
          <table:table-cell table:style-name="Default" office:value-type="string" calcext:value-type="string">
            <text:p>x</text:p>
          </table:table-cell>
          <table:table-cell table:style-name="Default" table:number-columns-repeated="20"/>
        </table:table-row>
        <table:table-row table:style-name="ro2"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table:formula="of:=[.E7]+1" office:value-type="float" office:value="1" calcext:value-type="float">
            <text:p>1</text:p>
          </table:table-cell>
          <table:table-cell table:style-name="Default" table:formula="of:=[.F7]+1" office:value-type="float" office:value="2" calcext:value-type="float">
            <text:p>2</text:p>
          </table:table-cell>
          <table:table-cell table:style-name="Default" table:formula="of:=[.G7]+1" office:value-type="float" office:value="3" calcext:value-type="float">
            <text:p>3</text:p>
          </table:table-cell>
          <table:table-cell table:style-name="Default" table:formula="of:=[.H7]+1" office:value-type="float" office:value="4" calcext:value-type="float">
            <text:p>4</text:p>
          </table:table-cell>
          <table:table-cell table:style-name="Default" table:formula="of:=[.I7]+1" office:value-type="float" office:value="5" calcext:value-type="float">
            <text:p>5</text:p>
          </table:table-cell>
          <table:table-cell table:style-name="Default" table:formula="of:=[.J7]+1" office:value-type="float" office:value="6" calcext:value-type="float">
            <text:p>6</text:p>
          </table:table-cell>
          <table:table-cell table:style-name="Default" table:formula="of:=[.K7]+1" office:value-type="float" office:value="7" calcext:value-type="float">
            <text:p>7</text:p>
          </table:table-cell>
          <table:table-cell table:style-name="Default" table:formula="of:=[.L7]+1" office:value-type="float" office:value="8" calcext:value-type="float">
            <text:p>8</text:p>
          </table:table-cell>
          <table:table-cell table:style-name="Default" table:formula="of:=[.M7]+1" office:value-type="float" office:value="9" calcext:value-type="float">
            <text:p>9</text:p>
          </table:table-cell>
          <table:table-cell table:style-name="Default" table:formula="of:=[.N7]+1" office:value-type="float" office:value="10" calcext:value-type="float">
            <text:p>10</text:p>
          </table:table-cell>
          <table:table-cell table:style-name="Default" table:formula="of:=[.O7]+1" office:value-type="float" office:value="11" calcext:value-type="float">
            <text:p>11</text:p>
          </table:table-cell>
          <table:table-cell table:style-name="Default" table:formula="of:=[.P7]+1" office:value-type="float" office:value="12" calcext:value-type="float">
            <text:p>12</text:p>
          </table:table-cell>
          <table:table-cell table:style-name="Default" table:formula="of:=[.Q7]+1" office:value-type="float" office:value="13" calcext:value-type="float">
            <text:p>13</text:p>
          </table:table-cell>
          <table:table-cell table:style-name="Default" table:formula="of:=[.R7]+1" office:value-type="float" office:value="14" calcext:value-type="float">
            <text:p>14</text:p>
          </table:table-cell>
          <table:table-cell table:style-name="Default" table:formula="of:=[.S7]+1" office:value-type="float" office:value="15" calcext:value-type="float">
            <text:p>15</text:p>
          </table:table-cell>
          <table:table-cell table:style-name="Default" table:formula="of:=[.T7]+1" office:value-type="float" office:value="16" calcext:value-type="float">
            <text:p>16</text:p>
          </table:table-cell>
          <table:table-cell table:style-name="Default" table:formula="of:=[.U7]+1" office:value-type="float" office:value="17" calcext:value-type="float">
            <text:p>17</text:p>
          </table:table-cell>
          <table:table-cell table:style-name="Default" table:formula="of:=[.V7]+1" office:value-type="float" office:value="18" calcext:value-type="float">
            <text:p>18</text:p>
          </table:table-cell>
          <table:table-cell table:style-name="Default" table:formula="of:=[.W7]+1" office:value-type="float" office:value="19" calcext:value-type="float">
            <text:p>19</text:p>
          </table:table-cell>
          <table:table-cell table:style-name="Default" table:formula="of:=[.X7]+1" office:value-type="float" office:value="20" calcext:value-type="float">
            <text:p>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MIN(ABS([.E$7]-[.$C$2]);ABS([.$D8]-[.$C$3]))*3+ABS(ABS([.E$7]-[.$C$2])-ABS([.$D8]-[.$C$3]))*2" office:value-type="float" office:value="30" calcext:value-type="float">
            <text:p>30</text:p>
          </table:table-cell>
          <table:table-cell table:formula="of:=MIN(ABS([.F$7]-[.$C$2]);ABS([.$D8]-[.$C$3]))*3+ABS(ABS([.F$7]-[.$C$2])-ABS([.$D8]-[.$C$3]))*2" office:value-type="float" office:value="29" calcext:value-type="float">
            <text:p>29</text:p>
          </table:table-cell>
          <table:table-cell table:formula="of:=MIN(ABS([.G$7]-[.$C$2]);ABS([.$D8]-[.$C$3]))*3+ABS(ABS([.G$7]-[.$C$2])-ABS([.$D8]-[.$C$3]))*2" office:value-type="float" office:value="28" calcext:value-type="float">
            <text:p>28</text:p>
          </table:table-cell>
          <table:table-cell table:formula="of:=MIN(ABS([.H$7]-[.$C$2]);ABS([.$D8]-[.$C$3]))*3+ABS(ABS([.H$7]-[.$C$2])-ABS([.$D8]-[.$C$3]))*2" office:value-type="float" office:value="27" calcext:value-type="float">
            <text:p>27</text:p>
          </table:table-cell>
          <table:table-cell table:formula="of:=MIN(ABS([.I$7]-[.$C$2]);ABS([.$D8]-[.$C$3]))*3+ABS(ABS([.I$7]-[.$C$2])-ABS([.$D8]-[.$C$3]))*2" office:value-type="float" office:value="26" calcext:value-type="float">
            <text:p>26</text:p>
          </table:table-cell>
          <table:table-cell table:formula="of:=MIN(ABS([.J$7]-[.$C$2]);ABS([.$D8]-[.$C$3]))*3+ABS(ABS([.J$7]-[.$C$2])-ABS([.$D8]-[.$C$3]))*2" office:value-type="float" office:value="25" calcext:value-type="float">
            <text:p>25</text:p>
          </table:table-cell>
          <table:table-cell table:formula="of:=MIN(ABS([.K$7]-[.$C$2]);ABS([.$D8]-[.$C$3]))*3+ABS(ABS([.K$7]-[.$C$2])-ABS([.$D8]-[.$C$3]))*2" office:value-type="float" office:value="24" calcext:value-type="float">
            <text:p>24</text:p>
          </table:table-cell>
          <table:table-cell table:formula="of:=MIN(ABS([.L$7]-[.$C$2]);ABS([.$D8]-[.$C$3]))*3+ABS(ABS([.L$7]-[.$C$2])-ABS([.$D8]-[.$C$3]))*2" office:value-type="float" office:value="23" calcext:value-type="float">
            <text:p>23</text:p>
          </table:table-cell>
          <table:table-cell table:formula="of:=MIN(ABS([.M$7]-[.$C$2]);ABS([.$D8]-[.$C$3]))*3+ABS(ABS([.M$7]-[.$C$2])-ABS([.$D8]-[.$C$3]))*2" office:value-type="float" office:value="22" calcext:value-type="float">
            <text:p>22</text:p>
          </table:table-cell>
          <table:table-cell table:formula="of:=MIN(ABS([.N$7]-[.$C$2]);ABS([.$D8]-[.$C$3]))*3+ABS(ABS([.N$7]-[.$C$2])-ABS([.$D8]-[.$C$3]))*2" office:value-type="float" office:value="21" calcext:value-type="float">
            <text:p>21</text:p>
          </table:table-cell>
          <table:table-cell table:formula="of:=MIN(ABS([.O$7]-[.$C$2]);ABS([.$D8]-[.$C$3]))*3+ABS(ABS([.O$7]-[.$C$2])-ABS([.$D8]-[.$C$3]))*2" office:value-type="float" office:value="20" calcext:value-type="float">
            <text:p>20</text:p>
          </table:table-cell>
          <table:table-cell table:formula="of:=MIN(ABS([.P$7]-[.$C$2]);ABS([.$D8]-[.$C$3]))*3+ABS(ABS([.P$7]-[.$C$2])-ABS([.$D8]-[.$C$3]))*2" office:value-type="float" office:value="21" calcext:value-type="float">
            <text:p>21</text:p>
          </table:table-cell>
          <table:table-cell table:formula="of:=MIN(ABS([.Q$7]-[.$C$2]);ABS([.$D8]-[.$C$3]))*3+ABS(ABS([.Q$7]-[.$C$2])-ABS([.$D8]-[.$C$3]))*2" office:value-type="float" office:value="22" calcext:value-type="float">
            <text:p>22</text:p>
          </table:table-cell>
          <table:table-cell table:formula="of:=MIN(ABS([.R$7]-[.$C$2]);ABS([.$D8]-[.$C$3]))*3+ABS(ABS([.R$7]-[.$C$2])-ABS([.$D8]-[.$C$3]))*2" office:value-type="float" office:value="23" calcext:value-type="float">
            <text:p>23</text:p>
          </table:table-cell>
          <table:table-cell table:formula="of:=MIN(ABS([.S$7]-[.$C$2]);ABS([.$D8]-[.$C$3]))*3+ABS(ABS([.S$7]-[.$C$2])-ABS([.$D8]-[.$C$3]))*2" office:value-type="float" office:value="24" calcext:value-type="float">
            <text:p>24</text:p>
          </table:table-cell>
          <table:table-cell table:formula="of:=MIN(ABS([.T$7]-[.$C$2]);ABS([.$D8]-[.$C$3]))*3+ABS(ABS([.T$7]-[.$C$2])-ABS([.$D8]-[.$C$3]))*2" office:value-type="float" office:value="25" calcext:value-type="float">
            <text:p>25</text:p>
          </table:table-cell>
          <table:table-cell table:formula="of:=MIN(ABS([.U$7]-[.$C$2]);ABS([.$D8]-[.$C$3]))*3+ABS(ABS([.U$7]-[.$C$2])-ABS([.$D8]-[.$C$3]))*2" office:value-type="float" office:value="26" calcext:value-type="float">
            <text:p>26</text:p>
          </table:table-cell>
          <table:table-cell table:formula="of:=MIN(ABS([.V$7]-[.$C$2]);ABS([.$D8]-[.$C$3]))*3+ABS(ABS([.V$7]-[.$C$2])-ABS([.$D8]-[.$C$3]))*2" office:value-type="float" office:value="27" calcext:value-type="float">
            <text:p>27</text:p>
          </table:table-cell>
          <table:table-cell table:formula="of:=MIN(ABS([.W$7]-[.$C$2]);ABS([.$D8]-[.$C$3]))*3+ABS(ABS([.W$7]-[.$C$2])-ABS([.$D8]-[.$C$3]))*2" office:value-type="float" office:value="28" calcext:value-type="float">
            <text:p>28</text:p>
          </table:table-cell>
          <table:table-cell table:formula="of:=MIN(ABS([.X$7]-[.$C$2]);ABS([.$D8]-[.$C$3]))*3+ABS(ABS([.X$7]-[.$C$2])-ABS([.$D8]-[.$C$3]))*2" office:value-type="float" office:value="29" calcext:value-type="float">
            <text:p>29</text:p>
          </table:table-cell>
          <table:table-cell table:formula="of:=MIN(ABS([.Y$7]-[.$C$2]);ABS([.$D8]-[.$C$3]))*3+ABS(ABS([.Y$7]-[.$C$2])-ABS([.$D8]-[.$C$3]))*2"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table:formula="of:=[.D8]+1" office:value-type="float" office:value="1" calcext:value-type="float">
            <text:p>1</text:p>
          </table:table-cell>
          <table:table-cell table:formula="of:=MIN(ABS([.E$7]-[.$C$2]);ABS([.$D9]-[.$C$3]))*3+ABS(ABS([.E$7]-[.$C$2])-ABS([.$D9]-[.$C$3]))*2" office:value-type="float" office:value="29" calcext:value-type="float">
            <text:p>29</text:p>
          </table:table-cell>
          <table:table-cell table:formula="of:=MIN(ABS([.F$7]-[.$C$2]);ABS([.$D9]-[.$C$3]))*3+ABS(ABS([.F$7]-[.$C$2])-ABS([.$D9]-[.$C$3]))*2" office:value-type="float" office:value="27" calcext:value-type="float">
            <text:p>27</text:p>
          </table:table-cell>
          <table:table-cell table:formula="of:=MIN(ABS([.G$7]-[.$C$2]);ABS([.$D9]-[.$C$3]))*3+ABS(ABS([.G$7]-[.$C$2])-ABS([.$D9]-[.$C$3]))*2" office:value-type="float" office:value="26" calcext:value-type="float">
            <text:p>26</text:p>
          </table:table-cell>
          <table:table-cell table:formula="of:=MIN(ABS([.H$7]-[.$C$2]);ABS([.$D9]-[.$C$3]))*3+ABS(ABS([.H$7]-[.$C$2])-ABS([.$D9]-[.$C$3]))*2" office:value-type="float" office:value="25" calcext:value-type="float">
            <text:p>25</text:p>
          </table:table-cell>
          <table:table-cell table:formula="of:=MIN(ABS([.I$7]-[.$C$2]);ABS([.$D9]-[.$C$3]))*3+ABS(ABS([.I$7]-[.$C$2])-ABS([.$D9]-[.$C$3]))*2" office:value-type="float" office:value="24" calcext:value-type="float">
            <text:p>24</text:p>
          </table:table-cell>
          <table:table-cell table:formula="of:=MIN(ABS([.J$7]-[.$C$2]);ABS([.$D9]-[.$C$3]))*3+ABS(ABS([.J$7]-[.$C$2])-ABS([.$D9]-[.$C$3]))*2" office:value-type="float" office:value="23" calcext:value-type="float">
            <text:p>23</text:p>
          </table:table-cell>
          <table:table-cell table:formula="of:=MIN(ABS([.K$7]-[.$C$2]);ABS([.$D9]-[.$C$3]))*3+ABS(ABS([.K$7]-[.$C$2])-ABS([.$D9]-[.$C$3]))*2" office:value-type="float" office:value="22" calcext:value-type="float">
            <text:p>22</text:p>
          </table:table-cell>
          <table:table-cell table:formula="of:=MIN(ABS([.L$7]-[.$C$2]);ABS([.$D9]-[.$C$3]))*3+ABS(ABS([.L$7]-[.$C$2])-ABS([.$D9]-[.$C$3]))*2" office:value-type="float" office:value="21" calcext:value-type="float">
            <text:p>21</text:p>
          </table:table-cell>
          <table:table-cell table:formula="of:=MIN(ABS([.M$7]-[.$C$2]);ABS([.$D9]-[.$C$3]))*3+ABS(ABS([.M$7]-[.$C$2])-ABS([.$D9]-[.$C$3]))*2" office:value-type="float" office:value="20" calcext:value-type="float">
            <text:p>20</text:p>
          </table:table-cell>
          <table:table-cell table:formula="of:=MIN(ABS([.N$7]-[.$C$2]);ABS([.$D9]-[.$C$3]))*3+ABS(ABS([.N$7]-[.$C$2])-ABS([.$D9]-[.$C$3]))*2" office:value-type="float" office:value="19" calcext:value-type="float">
            <text:p>19</text:p>
          </table:table-cell>
          <table:table-cell table:formula="of:=MIN(ABS([.O$7]-[.$C$2]);ABS([.$D9]-[.$C$3]))*3+ABS(ABS([.O$7]-[.$C$2])-ABS([.$D9]-[.$C$3]))*2" office:value-type="float" office:value="18" calcext:value-type="float">
            <text:p>18</text:p>
          </table:table-cell>
          <table:table-cell table:formula="of:=MIN(ABS([.P$7]-[.$C$2]);ABS([.$D9]-[.$C$3]))*3+ABS(ABS([.P$7]-[.$C$2])-ABS([.$D9]-[.$C$3]))*2" office:value-type="float" office:value="19" calcext:value-type="float">
            <text:p>19</text:p>
          </table:table-cell>
          <table:table-cell table:formula="of:=MIN(ABS([.Q$7]-[.$C$2]);ABS([.$D9]-[.$C$3]))*3+ABS(ABS([.Q$7]-[.$C$2])-ABS([.$D9]-[.$C$3]))*2" office:value-type="float" office:value="20" calcext:value-type="float">
            <text:p>20</text:p>
          </table:table-cell>
          <table:table-cell table:formula="of:=MIN(ABS([.R$7]-[.$C$2]);ABS([.$D9]-[.$C$3]))*3+ABS(ABS([.R$7]-[.$C$2])-ABS([.$D9]-[.$C$3]))*2" office:value-type="float" office:value="21" calcext:value-type="float">
            <text:p>21</text:p>
          </table:table-cell>
          <table:table-cell table:formula="of:=MIN(ABS([.S$7]-[.$C$2]);ABS([.$D9]-[.$C$3]))*3+ABS(ABS([.S$7]-[.$C$2])-ABS([.$D9]-[.$C$3]))*2" office:value-type="float" office:value="22" calcext:value-type="float">
            <text:p>22</text:p>
          </table:table-cell>
          <table:table-cell table:formula="of:=MIN(ABS([.T$7]-[.$C$2]);ABS([.$D9]-[.$C$3]))*3+ABS(ABS([.T$7]-[.$C$2])-ABS([.$D9]-[.$C$3]))*2" office:value-type="float" office:value="23" calcext:value-type="float">
            <text:p>23</text:p>
          </table:table-cell>
          <table:table-cell table:formula="of:=MIN(ABS([.U$7]-[.$C$2]);ABS([.$D9]-[.$C$3]))*3+ABS(ABS([.U$7]-[.$C$2])-ABS([.$D9]-[.$C$3]))*2" office:value-type="float" office:value="24" calcext:value-type="float">
            <text:p>24</text:p>
          </table:table-cell>
          <table:table-cell table:formula="of:=MIN(ABS([.V$7]-[.$C$2]);ABS([.$D9]-[.$C$3]))*3+ABS(ABS([.V$7]-[.$C$2])-ABS([.$D9]-[.$C$3]))*2" office:value-type="float" office:value="25" calcext:value-type="float">
            <text:p>25</text:p>
          </table:table-cell>
          <table:table-cell table:formula="of:=MIN(ABS([.W$7]-[.$C$2]);ABS([.$D9]-[.$C$3]))*3+ABS(ABS([.W$7]-[.$C$2])-ABS([.$D9]-[.$C$3]))*2" office:value-type="float" office:value="26" calcext:value-type="float">
            <text:p>26</text:p>
          </table:table-cell>
          <table:table-cell table:formula="of:=MIN(ABS([.X$7]-[.$C$2]);ABS([.$D9]-[.$C$3]))*3+ABS(ABS([.X$7]-[.$C$2])-ABS([.$D9]-[.$C$3]))*2" office:value-type="float" office:value="27" calcext:value-type="float">
            <text:p>27</text:p>
          </table:table-cell>
          <table:table-cell table:formula="of:=MIN(ABS([.Y$7]-[.$C$2]);ABS([.$D9]-[.$C$3]))*3+ABS(ABS([.Y$7]-[.$C$2])-ABS([.$D9]-[.$C$3]))*2"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table:formula="of:=[.D9]+1" office:value-type="float" office:value="2" calcext:value-type="float">
            <text:p>2</text:p>
          </table:table-cell>
          <table:table-cell table:formula="of:=MIN(ABS([.E$7]-[.$C$2]);ABS([.$D10]-[.$C$3]))*3+ABS(ABS([.E$7]-[.$C$2])-ABS([.$D10]-[.$C$3]))*2" office:value-type="float" office:value="28" calcext:value-type="float">
            <text:p>28</text:p>
          </table:table-cell>
          <table:table-cell table:formula="of:=MIN(ABS([.F$7]-[.$C$2]);ABS([.$D10]-[.$C$3]))*3+ABS(ABS([.F$7]-[.$C$2])-ABS([.$D10]-[.$C$3]))*2" office:value-type="float" office:value="26" calcext:value-type="float">
            <text:p>26</text:p>
          </table:table-cell>
          <table:table-cell table:formula="of:=MIN(ABS([.G$7]-[.$C$2]);ABS([.$D10]-[.$C$3]))*3+ABS(ABS([.G$7]-[.$C$2])-ABS([.$D10]-[.$C$3]))*2" office:value-type="float" office:value="24" calcext:value-type="float">
            <text:p>24</text:p>
          </table:table-cell>
          <table:table-cell table:formula="of:=MIN(ABS([.H$7]-[.$C$2]);ABS([.$D10]-[.$C$3]))*3+ABS(ABS([.H$7]-[.$C$2])-ABS([.$D10]-[.$C$3]))*2" office:value-type="float" office:value="23" calcext:value-type="float">
            <text:p>23</text:p>
          </table:table-cell>
          <table:table-cell table:formula="of:=MIN(ABS([.I$7]-[.$C$2]);ABS([.$D10]-[.$C$3]))*3+ABS(ABS([.I$7]-[.$C$2])-ABS([.$D10]-[.$C$3]))*2" office:value-type="float" office:value="22" calcext:value-type="float">
            <text:p>22</text:p>
          </table:table-cell>
          <table:table-cell table:formula="of:=MIN(ABS([.J$7]-[.$C$2]);ABS([.$D10]-[.$C$3]))*3+ABS(ABS([.J$7]-[.$C$2])-ABS([.$D10]-[.$C$3]))*2" office:value-type="float" office:value="21" calcext:value-type="float">
            <text:p>21</text:p>
          </table:table-cell>
          <table:table-cell table:formula="of:=MIN(ABS([.K$7]-[.$C$2]);ABS([.$D10]-[.$C$3]))*3+ABS(ABS([.K$7]-[.$C$2])-ABS([.$D10]-[.$C$3]))*2" office:value-type="float" office:value="20" calcext:value-type="float">
            <text:p>20</text:p>
          </table:table-cell>
          <table:table-cell table:formula="of:=MIN(ABS([.L$7]-[.$C$2]);ABS([.$D10]-[.$C$3]))*3+ABS(ABS([.L$7]-[.$C$2])-ABS([.$D10]-[.$C$3]))*2" office:value-type="float" office:value="19" calcext:value-type="float">
            <text:p>19</text:p>
          </table:table-cell>
          <table:table-cell table:formula="of:=MIN(ABS([.M$7]-[.$C$2]);ABS([.$D10]-[.$C$3]))*3+ABS(ABS([.M$7]-[.$C$2])-ABS([.$D10]-[.$C$3]))*2" office:value-type="float" office:value="18" calcext:value-type="float">
            <text:p>18</text:p>
          </table:table-cell>
          <table:table-cell table:formula="of:=MIN(ABS([.N$7]-[.$C$2]);ABS([.$D10]-[.$C$3]))*3+ABS(ABS([.N$7]-[.$C$2])-ABS([.$D10]-[.$C$3]))*2" office:value-type="float" office:value="17" calcext:value-type="float">
            <text:p>17</text:p>
          </table:table-cell>
          <table:table-cell table:formula="of:=MIN(ABS([.O$7]-[.$C$2]);ABS([.$D10]-[.$C$3]))*3+ABS(ABS([.O$7]-[.$C$2])-ABS([.$D10]-[.$C$3]))*2" office:value-type="float" office:value="16" calcext:value-type="float">
            <text:p>16</text:p>
          </table:table-cell>
          <table:table-cell table:formula="of:=MIN(ABS([.P$7]-[.$C$2]);ABS([.$D10]-[.$C$3]))*3+ABS(ABS([.P$7]-[.$C$2])-ABS([.$D10]-[.$C$3]))*2" office:value-type="float" office:value="17" calcext:value-type="float">
            <text:p>17</text:p>
          </table:table-cell>
          <table:table-cell table:formula="of:=MIN(ABS([.Q$7]-[.$C$2]);ABS([.$D10]-[.$C$3]))*3+ABS(ABS([.Q$7]-[.$C$2])-ABS([.$D10]-[.$C$3]))*2" office:value-type="float" office:value="18" calcext:value-type="float">
            <text:p>18</text:p>
          </table:table-cell>
          <table:table-cell table:formula="of:=MIN(ABS([.R$7]-[.$C$2]);ABS([.$D10]-[.$C$3]))*3+ABS(ABS([.R$7]-[.$C$2])-ABS([.$D10]-[.$C$3]))*2" office:value-type="float" office:value="19" calcext:value-type="float">
            <text:p>19</text:p>
          </table:table-cell>
          <table:table-cell table:formula="of:=MIN(ABS([.S$7]-[.$C$2]);ABS([.$D10]-[.$C$3]))*3+ABS(ABS([.S$7]-[.$C$2])-ABS([.$D10]-[.$C$3]))*2" office:value-type="float" office:value="20" calcext:value-type="float">
            <text:p>20</text:p>
          </table:table-cell>
          <table:table-cell table:formula="of:=MIN(ABS([.T$7]-[.$C$2]);ABS([.$D10]-[.$C$3]))*3+ABS(ABS([.T$7]-[.$C$2])-ABS([.$D10]-[.$C$3]))*2" office:value-type="float" office:value="21" calcext:value-type="float">
            <text:p>21</text:p>
          </table:table-cell>
          <table:table-cell table:formula="of:=MIN(ABS([.U$7]-[.$C$2]);ABS([.$D10]-[.$C$3]))*3+ABS(ABS([.U$7]-[.$C$2])-ABS([.$D10]-[.$C$3]))*2" office:value-type="float" office:value="22" calcext:value-type="float">
            <text:p>22</text:p>
          </table:table-cell>
          <table:table-cell table:formula="of:=MIN(ABS([.V$7]-[.$C$2]);ABS([.$D10]-[.$C$3]))*3+ABS(ABS([.V$7]-[.$C$2])-ABS([.$D10]-[.$C$3]))*2" office:value-type="float" office:value="23" calcext:value-type="float">
            <text:p>23</text:p>
          </table:table-cell>
          <table:table-cell table:formula="of:=MIN(ABS([.W$7]-[.$C$2]);ABS([.$D10]-[.$C$3]))*3+ABS(ABS([.W$7]-[.$C$2])-ABS([.$D10]-[.$C$3]))*2" office:value-type="float" office:value="24" calcext:value-type="float">
            <text:p>24</text:p>
          </table:table-cell>
          <table:table-cell table:formula="of:=MIN(ABS([.X$7]-[.$C$2]);ABS([.$D10]-[.$C$3]))*3+ABS(ABS([.X$7]-[.$C$2])-ABS([.$D10]-[.$C$3]))*2" office:value-type="float" office:value="26" calcext:value-type="float">
            <text:p>26</text:p>
          </table:table-cell>
          <table:table-cell table:formula="of:=MIN(ABS([.Y$7]-[.$C$2]);ABS([.$D10]-[.$C$3]))*3+ABS(ABS([.Y$7]-[.$C$2])-ABS([.$D10]-[.$C$3]))*2"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table:formula="of:=[.D10]+1" office:value-type="float" office:value="3" calcext:value-type="float">
            <text:p>3</text:p>
          </table:table-cell>
          <table:table-cell table:formula="of:=MIN(ABS([.E$7]-[.$C$2]);ABS([.$D11]-[.$C$3]))*3+ABS(ABS([.E$7]-[.$C$2])-ABS([.$D11]-[.$C$3]))*2" office:value-type="float" office:value="27" calcext:value-type="float">
            <text:p>27</text:p>
          </table:table-cell>
          <table:table-cell table:formula="of:=MIN(ABS([.F$7]-[.$C$2]);ABS([.$D11]-[.$C$3]))*3+ABS(ABS([.F$7]-[.$C$2])-ABS([.$D11]-[.$C$3]))*2" office:value-type="float" office:value="25" calcext:value-type="float">
            <text:p>25</text:p>
          </table:table-cell>
          <table:table-cell table:formula="of:=MIN(ABS([.G$7]-[.$C$2]);ABS([.$D11]-[.$C$3]))*3+ABS(ABS([.G$7]-[.$C$2])-ABS([.$D11]-[.$C$3]))*2" office:value-type="float" office:value="23" calcext:value-type="float">
            <text:p>23</text:p>
          </table:table-cell>
          <table:table-cell table:formula="of:=MIN(ABS([.H$7]-[.$C$2]);ABS([.$D11]-[.$C$3]))*3+ABS(ABS([.H$7]-[.$C$2])-ABS([.$D11]-[.$C$3]))*2" office:value-type="float" office:value="21" calcext:value-type="float">
            <text:p>21</text:p>
          </table:table-cell>
          <table:table-cell table:formula="of:=MIN(ABS([.I$7]-[.$C$2]);ABS([.$D11]-[.$C$3]))*3+ABS(ABS([.I$7]-[.$C$2])-ABS([.$D11]-[.$C$3]))*2" office:value-type="float" office:value="20" calcext:value-type="float">
            <text:p>20</text:p>
          </table:table-cell>
          <table:table-cell table:formula="of:=MIN(ABS([.J$7]-[.$C$2]);ABS([.$D11]-[.$C$3]))*3+ABS(ABS([.J$7]-[.$C$2])-ABS([.$D11]-[.$C$3]))*2" office:value-type="float" office:value="19" calcext:value-type="float">
            <text:p>19</text:p>
          </table:table-cell>
          <table:table-cell table:formula="of:=MIN(ABS([.K$7]-[.$C$2]);ABS([.$D11]-[.$C$3]))*3+ABS(ABS([.K$7]-[.$C$2])-ABS([.$D11]-[.$C$3]))*2" office:value-type="float" office:value="18" calcext:value-type="float">
            <text:p>18</text:p>
          </table:table-cell>
          <table:table-cell table:formula="of:=MIN(ABS([.L$7]-[.$C$2]);ABS([.$D11]-[.$C$3]))*3+ABS(ABS([.L$7]-[.$C$2])-ABS([.$D11]-[.$C$3]))*2" office:value-type="float" office:value="17" calcext:value-type="float">
            <text:p>17</text:p>
          </table:table-cell>
          <table:table-cell table:formula="of:=MIN(ABS([.M$7]-[.$C$2]);ABS([.$D11]-[.$C$3]))*3+ABS(ABS([.M$7]-[.$C$2])-ABS([.$D11]-[.$C$3]))*2" office:value-type="float" office:value="16" calcext:value-type="float">
            <text:p>16</text:p>
          </table:table-cell>
          <table:table-cell table:formula="of:=MIN(ABS([.N$7]-[.$C$2]);ABS([.$D11]-[.$C$3]))*3+ABS(ABS([.N$7]-[.$C$2])-ABS([.$D11]-[.$C$3]))*2" office:value-type="float" office:value="15" calcext:value-type="float">
            <text:p>15</text:p>
          </table:table-cell>
          <table:table-cell table:formula="of:=MIN(ABS([.O$7]-[.$C$2]);ABS([.$D11]-[.$C$3]))*3+ABS(ABS([.O$7]-[.$C$2])-ABS([.$D11]-[.$C$3]))*2" office:value-type="float" office:value="14" calcext:value-type="float">
            <text:p>14</text:p>
          </table:table-cell>
          <table:table-cell table:formula="of:=MIN(ABS([.P$7]-[.$C$2]);ABS([.$D11]-[.$C$3]))*3+ABS(ABS([.P$7]-[.$C$2])-ABS([.$D11]-[.$C$3]))*2" office:value-type="float" office:value="15" calcext:value-type="float">
            <text:p>15</text:p>
          </table:table-cell>
          <table:table-cell table:formula="of:=MIN(ABS([.Q$7]-[.$C$2]);ABS([.$D11]-[.$C$3]))*3+ABS(ABS([.Q$7]-[.$C$2])-ABS([.$D11]-[.$C$3]))*2" office:value-type="float" office:value="16" calcext:value-type="float">
            <text:p>16</text:p>
          </table:table-cell>
          <table:table-cell table:formula="of:=MIN(ABS([.R$7]-[.$C$2]);ABS([.$D11]-[.$C$3]))*3+ABS(ABS([.R$7]-[.$C$2])-ABS([.$D11]-[.$C$3]))*2" office:value-type="float" office:value="17" calcext:value-type="float">
            <text:p>17</text:p>
          </table:table-cell>
          <table:table-cell table:formula="of:=MIN(ABS([.S$7]-[.$C$2]);ABS([.$D11]-[.$C$3]))*3+ABS(ABS([.S$7]-[.$C$2])-ABS([.$D11]-[.$C$3]))*2" office:value-type="float" office:value="18" calcext:value-type="float">
            <text:p>18</text:p>
          </table:table-cell>
          <table:table-cell table:formula="of:=MIN(ABS([.T$7]-[.$C$2]);ABS([.$D11]-[.$C$3]))*3+ABS(ABS([.T$7]-[.$C$2])-ABS([.$D11]-[.$C$3]))*2" office:value-type="float" office:value="19" calcext:value-type="float">
            <text:p>19</text:p>
          </table:table-cell>
          <table:table-cell table:formula="of:=MIN(ABS([.U$7]-[.$C$2]);ABS([.$D11]-[.$C$3]))*3+ABS(ABS([.U$7]-[.$C$2])-ABS([.$D11]-[.$C$3]))*2" office:value-type="float" office:value="20" calcext:value-type="float">
            <text:p>20</text:p>
          </table:table-cell>
          <table:table-cell table:formula="of:=MIN(ABS([.V$7]-[.$C$2]);ABS([.$D11]-[.$C$3]))*3+ABS(ABS([.V$7]-[.$C$2])-ABS([.$D11]-[.$C$3]))*2" office:value-type="float" office:value="21" calcext:value-type="float">
            <text:p>21</text:p>
          </table:table-cell>
          <table:table-cell table:formula="of:=MIN(ABS([.W$7]-[.$C$2]);ABS([.$D11]-[.$C$3]))*3+ABS(ABS([.W$7]-[.$C$2])-ABS([.$D11]-[.$C$3]))*2" office:value-type="float" office:value="23" calcext:value-type="float">
            <text:p>23</text:p>
          </table:table-cell>
          <table:table-cell table:formula="of:=MIN(ABS([.X$7]-[.$C$2]);ABS([.$D11]-[.$C$3]))*3+ABS(ABS([.X$7]-[.$C$2])-ABS([.$D11]-[.$C$3]))*2" office:value-type="float" office:value="25" calcext:value-type="float">
            <text:p>25</text:p>
          </table:table-cell>
          <table:table-cell table:formula="of:=MIN(ABS([.Y$7]-[.$C$2]);ABS([.$D11]-[.$C$3]))*3+ABS(ABS([.Y$7]-[.$C$2])-ABS([.$D11]-[.$C$3]))*2"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table:formula="of:=[.D11]+1" office:value-type="float" office:value="4" calcext:value-type="float">
            <text:p>4</text:p>
          </table:table-cell>
          <table:table-cell table:formula="of:=MIN(ABS([.E$7]-[.$C$2]);ABS([.$D12]-[.$C$3]))*3+ABS(ABS([.E$7]-[.$C$2])-ABS([.$D12]-[.$C$3]))*2" office:value-type="float" office:value="26" calcext:value-type="float">
            <text:p>26</text:p>
          </table:table-cell>
          <table:table-cell table:formula="of:=MIN(ABS([.F$7]-[.$C$2]);ABS([.$D12]-[.$C$3]))*3+ABS(ABS([.F$7]-[.$C$2])-ABS([.$D12]-[.$C$3]))*2" office:value-type="float" office:value="24" calcext:value-type="float">
            <text:p>24</text:p>
          </table:table-cell>
          <table:table-cell table:formula="of:=MIN(ABS([.G$7]-[.$C$2]);ABS([.$D12]-[.$C$3]))*3+ABS(ABS([.G$7]-[.$C$2])-ABS([.$D12]-[.$C$3]))*2" office:value-type="float" office:value="22" calcext:value-type="float">
            <text:p>22</text:p>
          </table:table-cell>
          <table:table-cell table:formula="of:=MIN(ABS([.H$7]-[.$C$2]);ABS([.$D12]-[.$C$3]))*3+ABS(ABS([.H$7]-[.$C$2])-ABS([.$D12]-[.$C$3]))*2" office:value-type="float" office:value="20" calcext:value-type="float">
            <text:p>20</text:p>
          </table:table-cell>
          <table:table-cell table:formula="of:=MIN(ABS([.I$7]-[.$C$2]);ABS([.$D12]-[.$C$3]))*3+ABS(ABS([.I$7]-[.$C$2])-ABS([.$D12]-[.$C$3]))*2" office:value-type="float" office:value="18" calcext:value-type="float">
            <text:p>18</text:p>
          </table:table-cell>
          <table:table-cell table:formula="of:=MIN(ABS([.J$7]-[.$C$2]);ABS([.$D12]-[.$C$3]))*3+ABS(ABS([.J$7]-[.$C$2])-ABS([.$D12]-[.$C$3]))*2" office:value-type="float" office:value="17" calcext:value-type="float">
            <text:p>17</text:p>
          </table:table-cell>
          <table:table-cell table:formula="of:=MIN(ABS([.K$7]-[.$C$2]);ABS([.$D12]-[.$C$3]))*3+ABS(ABS([.K$7]-[.$C$2])-ABS([.$D12]-[.$C$3]))*2" office:value-type="float" office:value="16" calcext:value-type="float">
            <text:p>16</text:p>
          </table:table-cell>
          <table:table-cell table:formula="of:=MIN(ABS([.L$7]-[.$C$2]);ABS([.$D12]-[.$C$3]))*3+ABS(ABS([.L$7]-[.$C$2])-ABS([.$D12]-[.$C$3]))*2" office:value-type="float" office:value="15" calcext:value-type="float">
            <text:p>15</text:p>
          </table:table-cell>
          <table:table-cell table:formula="of:=MIN(ABS([.M$7]-[.$C$2]);ABS([.$D12]-[.$C$3]))*3+ABS(ABS([.M$7]-[.$C$2])-ABS([.$D12]-[.$C$3]))*2" office:value-type="float" office:value="14" calcext:value-type="float">
            <text:p>14</text:p>
          </table:table-cell>
          <table:table-cell table:formula="of:=MIN(ABS([.N$7]-[.$C$2]);ABS([.$D12]-[.$C$3]))*3+ABS(ABS([.N$7]-[.$C$2])-ABS([.$D12]-[.$C$3]))*2" office:value-type="float" office:value="13" calcext:value-type="float">
            <text:p>13</text:p>
          </table:table-cell>
          <table:table-cell table:formula="of:=MIN(ABS([.O$7]-[.$C$2]);ABS([.$D12]-[.$C$3]))*3+ABS(ABS([.O$7]-[.$C$2])-ABS([.$D12]-[.$C$3]))*2" office:value-type="float" office:value="12" calcext:value-type="float">
            <text:p>12</text:p>
          </table:table-cell>
          <table:table-cell table:formula="of:=MIN(ABS([.P$7]-[.$C$2]);ABS([.$D12]-[.$C$3]))*3+ABS(ABS([.P$7]-[.$C$2])-ABS([.$D12]-[.$C$3]))*2" office:value-type="float" office:value="13" calcext:value-type="float">
            <text:p>13</text:p>
          </table:table-cell>
          <table:table-cell table:formula="of:=MIN(ABS([.Q$7]-[.$C$2]);ABS([.$D12]-[.$C$3]))*3+ABS(ABS([.Q$7]-[.$C$2])-ABS([.$D12]-[.$C$3]))*2" office:value-type="float" office:value="14" calcext:value-type="float">
            <text:p>14</text:p>
          </table:table-cell>
          <table:table-cell table:formula="of:=MIN(ABS([.R$7]-[.$C$2]);ABS([.$D12]-[.$C$3]))*3+ABS(ABS([.R$7]-[.$C$2])-ABS([.$D12]-[.$C$3]))*2" office:value-type="float" office:value="15" calcext:value-type="float">
            <text:p>15</text:p>
          </table:table-cell>
          <table:table-cell table:formula="of:=MIN(ABS([.S$7]-[.$C$2]);ABS([.$D12]-[.$C$3]))*3+ABS(ABS([.S$7]-[.$C$2])-ABS([.$D12]-[.$C$3]))*2" office:value-type="float" office:value="16" calcext:value-type="float">
            <text:p>16</text:p>
          </table:table-cell>
          <table:table-cell table:formula="of:=MIN(ABS([.T$7]-[.$C$2]);ABS([.$D12]-[.$C$3]))*3+ABS(ABS([.T$7]-[.$C$2])-ABS([.$D12]-[.$C$3]))*2" office:value-type="float" office:value="17" calcext:value-type="float">
            <text:p>17</text:p>
          </table:table-cell>
          <table:table-cell table:formula="of:=MIN(ABS([.U$7]-[.$C$2]);ABS([.$D12]-[.$C$3]))*3+ABS(ABS([.U$7]-[.$C$2])-ABS([.$D12]-[.$C$3]))*2" office:value-type="float" office:value="18" calcext:value-type="float">
            <text:p>18</text:p>
          </table:table-cell>
          <table:table-cell table:formula="of:=MIN(ABS([.V$7]-[.$C$2]);ABS([.$D12]-[.$C$3]))*3+ABS(ABS([.V$7]-[.$C$2])-ABS([.$D12]-[.$C$3]))*2" office:value-type="float" office:value="20" calcext:value-type="float">
            <text:p>20</text:p>
          </table:table-cell>
          <table:table-cell table:formula="of:=MIN(ABS([.W$7]-[.$C$2]);ABS([.$D12]-[.$C$3]))*3+ABS(ABS([.W$7]-[.$C$2])-ABS([.$D12]-[.$C$3]))*2" office:value-type="float" office:value="22" calcext:value-type="float">
            <text:p>22</text:p>
          </table:table-cell>
          <table:table-cell table:formula="of:=MIN(ABS([.X$7]-[.$C$2]);ABS([.$D12]-[.$C$3]))*3+ABS(ABS([.X$7]-[.$C$2])-ABS([.$D12]-[.$C$3]))*2" office:value-type="float" office:value="24" calcext:value-type="float">
            <text:p>24</text:p>
          </table:table-cell>
          <table:table-cell table:formula="of:=MIN(ABS([.Y$7]-[.$C$2]);ABS([.$D12]-[.$C$3]))*3+ABS(ABS([.Y$7]-[.$C$2])-ABS([.$D12]-[.$C$3]))*2"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table:formula="of:=[.D12]+1" office:value-type="float" office:value="5" calcext:value-type="float">
            <text:p>5</text:p>
          </table:table-cell>
          <table:table-cell table:formula="of:=MIN(ABS([.E$7]-[.$C$2]);ABS([.$D13]-[.$C$3]))*3+ABS(ABS([.E$7]-[.$C$2])-ABS([.$D13]-[.$C$3]))*2" office:value-type="float" office:value="25" calcext:value-type="float">
            <text:p>25</text:p>
          </table:table-cell>
          <table:table-cell table:formula="of:=MIN(ABS([.F$7]-[.$C$2]);ABS([.$D13]-[.$C$3]))*3+ABS(ABS([.F$7]-[.$C$2])-ABS([.$D13]-[.$C$3]))*2" office:value-type="float" office:value="23" calcext:value-type="float">
            <text:p>23</text:p>
          </table:table-cell>
          <table:table-cell table:formula="of:=MIN(ABS([.G$7]-[.$C$2]);ABS([.$D13]-[.$C$3]))*3+ABS(ABS([.G$7]-[.$C$2])-ABS([.$D13]-[.$C$3]))*2" office:value-type="float" office:value="21" calcext:value-type="float">
            <text:p>21</text:p>
          </table:table-cell>
          <table:table-cell table:formula="of:=MIN(ABS([.H$7]-[.$C$2]);ABS([.$D13]-[.$C$3]))*3+ABS(ABS([.H$7]-[.$C$2])-ABS([.$D13]-[.$C$3]))*2" office:value-type="float" office:value="19" calcext:value-type="float">
            <text:p>19</text:p>
          </table:table-cell>
          <table:table-cell table:formula="of:=MIN(ABS([.I$7]-[.$C$2]);ABS([.$D13]-[.$C$3]))*3+ABS(ABS([.I$7]-[.$C$2])-ABS([.$D13]-[.$C$3]))*2" office:value-type="float" office:value="17" calcext:value-type="float">
            <text:p>17</text:p>
          </table:table-cell>
          <table:table-cell table:formula="of:=MIN(ABS([.J$7]-[.$C$2]);ABS([.$D13]-[.$C$3]))*3+ABS(ABS([.J$7]-[.$C$2])-ABS([.$D13]-[.$C$3]))*2" office:value-type="float" office:value="15" calcext:value-type="float">
            <text:p>15</text:p>
          </table:table-cell>
          <table:table-cell table:formula="of:=MIN(ABS([.K$7]-[.$C$2]);ABS([.$D13]-[.$C$3]))*3+ABS(ABS([.K$7]-[.$C$2])-ABS([.$D13]-[.$C$3]))*2" office:value-type="float" office:value="14" calcext:value-type="float">
            <text:p>14</text:p>
          </table:table-cell>
          <table:table-cell table:formula="of:=MIN(ABS([.L$7]-[.$C$2]);ABS([.$D13]-[.$C$3]))*3+ABS(ABS([.L$7]-[.$C$2])-ABS([.$D13]-[.$C$3]))*2" office:value-type="float" office:value="13" calcext:value-type="float">
            <text:p>13</text:p>
          </table:table-cell>
          <table:table-cell table:formula="of:=MIN(ABS([.M$7]-[.$C$2]);ABS([.$D13]-[.$C$3]))*3+ABS(ABS([.M$7]-[.$C$2])-ABS([.$D13]-[.$C$3]))*2" office:value-type="float" office:value="12" calcext:value-type="float">
            <text:p>12</text:p>
          </table:table-cell>
          <table:table-cell table:formula="of:=MIN(ABS([.N$7]-[.$C$2]);ABS([.$D13]-[.$C$3]))*3+ABS(ABS([.N$7]-[.$C$2])-ABS([.$D13]-[.$C$3]))*2" office:value-type="float" office:value="11" calcext:value-type="float">
            <text:p>11</text:p>
          </table:table-cell>
          <table:table-cell table:formula="of:=MIN(ABS([.O$7]-[.$C$2]);ABS([.$D13]-[.$C$3]))*3+ABS(ABS([.O$7]-[.$C$2])-ABS([.$D13]-[.$C$3]))*2" office:value-type="float" office:value="10" calcext:value-type="float">
            <text:p>10</text:p>
          </table:table-cell>
          <table:table-cell table:formula="of:=MIN(ABS([.P$7]-[.$C$2]);ABS([.$D13]-[.$C$3]))*3+ABS(ABS([.P$7]-[.$C$2])-ABS([.$D13]-[.$C$3]))*2" office:value-type="float" office:value="11" calcext:value-type="float">
            <text:p>11</text:p>
          </table:table-cell>
          <table:table-cell table:formula="of:=MIN(ABS([.Q$7]-[.$C$2]);ABS([.$D13]-[.$C$3]))*3+ABS(ABS([.Q$7]-[.$C$2])-ABS([.$D13]-[.$C$3]))*2" office:value-type="float" office:value="12" calcext:value-type="float">
            <text:p>12</text:p>
          </table:table-cell>
          <table:table-cell table:formula="of:=MIN(ABS([.R$7]-[.$C$2]);ABS([.$D13]-[.$C$3]))*3+ABS(ABS([.R$7]-[.$C$2])-ABS([.$D13]-[.$C$3]))*2" office:value-type="float" office:value="13" calcext:value-type="float">
            <text:p>13</text:p>
          </table:table-cell>
          <table:table-cell table:formula="of:=MIN(ABS([.S$7]-[.$C$2]);ABS([.$D13]-[.$C$3]))*3+ABS(ABS([.S$7]-[.$C$2])-ABS([.$D13]-[.$C$3]))*2" office:value-type="float" office:value="14" calcext:value-type="float">
            <text:p>14</text:p>
          </table:table-cell>
          <table:table-cell table:formula="of:=MIN(ABS([.T$7]-[.$C$2]);ABS([.$D13]-[.$C$3]))*3+ABS(ABS([.T$7]-[.$C$2])-ABS([.$D13]-[.$C$3]))*2" office:value-type="float" office:value="15" calcext:value-type="float">
            <text:p>15</text:p>
          </table:table-cell>
          <table:table-cell table:formula="of:=MIN(ABS([.U$7]-[.$C$2]);ABS([.$D13]-[.$C$3]))*3+ABS(ABS([.U$7]-[.$C$2])-ABS([.$D13]-[.$C$3]))*2" office:value-type="float" office:value="17" calcext:value-type="float">
            <text:p>17</text:p>
          </table:table-cell>
          <table:table-cell table:formula="of:=MIN(ABS([.V$7]-[.$C$2]);ABS([.$D13]-[.$C$3]))*3+ABS(ABS([.V$7]-[.$C$2])-ABS([.$D13]-[.$C$3]))*2" office:value-type="float" office:value="19" calcext:value-type="float">
            <text:p>19</text:p>
          </table:table-cell>
          <table:table-cell table:formula="of:=MIN(ABS([.W$7]-[.$C$2]);ABS([.$D13]-[.$C$3]))*3+ABS(ABS([.W$7]-[.$C$2])-ABS([.$D13]-[.$C$3]))*2" office:value-type="float" office:value="21" calcext:value-type="float">
            <text:p>21</text:p>
          </table:table-cell>
          <table:table-cell table:formula="of:=MIN(ABS([.X$7]-[.$C$2]);ABS([.$D13]-[.$C$3]))*3+ABS(ABS([.X$7]-[.$C$2])-ABS([.$D13]-[.$C$3]))*2" office:value-type="float" office:value="23" calcext:value-type="float">
            <text:p>23</text:p>
          </table:table-cell>
          <table:table-cell table:formula="of:=MIN(ABS([.Y$7]-[.$C$2]);ABS([.$D13]-[.$C$3]))*3+ABS(ABS([.Y$7]-[.$C$2])-ABS([.$D13]-[.$C$3]))*2"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table:formula="of:=[.D13]+1" office:value-type="float" office:value="6" calcext:value-type="float">
            <text:p>6</text:p>
          </table:table-cell>
          <table:table-cell table:formula="of:=MIN(ABS([.E$7]-[.$C$2]);ABS([.$D14]-[.$C$3]))*3+ABS(ABS([.E$7]-[.$C$2])-ABS([.$D14]-[.$C$3]))*2" office:value-type="float" office:value="24" calcext:value-type="float">
            <text:p>24</text:p>
          </table:table-cell>
          <table:table-cell table:formula="of:=MIN(ABS([.F$7]-[.$C$2]);ABS([.$D14]-[.$C$3]))*3+ABS(ABS([.F$7]-[.$C$2])-ABS([.$D14]-[.$C$3]))*2" office:value-type="float" office:value="22" calcext:value-type="float">
            <text:p>22</text:p>
          </table:table-cell>
          <table:table-cell table:formula="of:=MIN(ABS([.G$7]-[.$C$2]);ABS([.$D14]-[.$C$3]))*3+ABS(ABS([.G$7]-[.$C$2])-ABS([.$D14]-[.$C$3]))*2" office:value-type="float" office:value="20" calcext:value-type="float">
            <text:p>20</text:p>
          </table:table-cell>
          <table:table-cell table:formula="of:=MIN(ABS([.H$7]-[.$C$2]);ABS([.$D14]-[.$C$3]))*3+ABS(ABS([.H$7]-[.$C$2])-ABS([.$D14]-[.$C$3]))*2" office:value-type="float" office:value="18" calcext:value-type="float">
            <text:p>18</text:p>
          </table:table-cell>
          <table:table-cell table:formula="of:=MIN(ABS([.I$7]-[.$C$2]);ABS([.$D14]-[.$C$3]))*3+ABS(ABS([.I$7]-[.$C$2])-ABS([.$D14]-[.$C$3]))*2" office:value-type="float" office:value="16" calcext:value-type="float">
            <text:p>16</text:p>
          </table:table-cell>
          <table:table-cell table:formula="of:=MIN(ABS([.J$7]-[.$C$2]);ABS([.$D14]-[.$C$3]))*3+ABS(ABS([.J$7]-[.$C$2])-ABS([.$D14]-[.$C$3]))*2" office:value-type="float" office:value="14" calcext:value-type="float">
            <text:p>14</text:p>
          </table:table-cell>
          <table:table-cell table:formula="of:=MIN(ABS([.K$7]-[.$C$2]);ABS([.$D14]-[.$C$3]))*3+ABS(ABS([.K$7]-[.$C$2])-ABS([.$D14]-[.$C$3]))*2" office:value-type="float" office:value="12" calcext:value-type="float">
            <text:p>12</text:p>
          </table:table-cell>
          <table:table-cell table:formula="of:=MIN(ABS([.L$7]-[.$C$2]);ABS([.$D14]-[.$C$3]))*3+ABS(ABS([.L$7]-[.$C$2])-ABS([.$D14]-[.$C$3]))*2" office:value-type="float" office:value="11" calcext:value-type="float">
            <text:p>11</text:p>
          </table:table-cell>
          <table:table-cell table:formula="of:=MIN(ABS([.M$7]-[.$C$2]);ABS([.$D14]-[.$C$3]))*3+ABS(ABS([.M$7]-[.$C$2])-ABS([.$D14]-[.$C$3]))*2" office:value-type="float" office:value="10" calcext:value-type="float">
            <text:p>10</text:p>
          </table:table-cell>
          <table:table-cell table:formula="of:=MIN(ABS([.N$7]-[.$C$2]);ABS([.$D14]-[.$C$3]))*3+ABS(ABS([.N$7]-[.$C$2])-ABS([.$D14]-[.$C$3]))*2" office:value-type="float" office:value="9" calcext:value-type="float">
            <text:p>9</text:p>
          </table:table-cell>
          <table:table-cell table:formula="of:=MIN(ABS([.O$7]-[.$C$2]);ABS([.$D14]-[.$C$3]))*3+ABS(ABS([.O$7]-[.$C$2])-ABS([.$D14]-[.$C$3]))*2" office:value-type="float" office:value="8" calcext:value-type="float">
            <text:p>8</text:p>
          </table:table-cell>
          <table:table-cell table:formula="of:=MIN(ABS([.P$7]-[.$C$2]);ABS([.$D14]-[.$C$3]))*3+ABS(ABS([.P$7]-[.$C$2])-ABS([.$D14]-[.$C$3]))*2" office:value-type="float" office:value="9" calcext:value-type="float">
            <text:p>9</text:p>
          </table:table-cell>
          <table:table-cell table:formula="of:=MIN(ABS([.Q$7]-[.$C$2]);ABS([.$D14]-[.$C$3]))*3+ABS(ABS([.Q$7]-[.$C$2])-ABS([.$D14]-[.$C$3]))*2" office:value-type="float" office:value="10" calcext:value-type="float">
            <text:p>10</text:p>
          </table:table-cell>
          <table:table-cell table:formula="of:=MIN(ABS([.R$7]-[.$C$2]);ABS([.$D14]-[.$C$3]))*3+ABS(ABS([.R$7]-[.$C$2])-ABS([.$D14]-[.$C$3]))*2" office:value-type="float" office:value="11" calcext:value-type="float">
            <text:p>11</text:p>
          </table:table-cell>
          <table:table-cell table:formula="of:=MIN(ABS([.S$7]-[.$C$2]);ABS([.$D14]-[.$C$3]))*3+ABS(ABS([.S$7]-[.$C$2])-ABS([.$D14]-[.$C$3]))*2" office:value-type="float" office:value="12" calcext:value-type="float">
            <text:p>12</text:p>
          </table:table-cell>
          <table:table-cell table:formula="of:=MIN(ABS([.T$7]-[.$C$2]);ABS([.$D14]-[.$C$3]))*3+ABS(ABS([.T$7]-[.$C$2])-ABS([.$D14]-[.$C$3]))*2" office:value-type="float" office:value="14" calcext:value-type="float">
            <text:p>14</text:p>
          </table:table-cell>
          <table:table-cell table:formula="of:=MIN(ABS([.U$7]-[.$C$2]);ABS([.$D14]-[.$C$3]))*3+ABS(ABS([.U$7]-[.$C$2])-ABS([.$D14]-[.$C$3]))*2" office:value-type="float" office:value="16" calcext:value-type="float">
            <text:p>16</text:p>
          </table:table-cell>
          <table:table-cell table:formula="of:=MIN(ABS([.V$7]-[.$C$2]);ABS([.$D14]-[.$C$3]))*3+ABS(ABS([.V$7]-[.$C$2])-ABS([.$D14]-[.$C$3]))*2" office:value-type="float" office:value="18" calcext:value-type="float">
            <text:p>18</text:p>
          </table:table-cell>
          <table:table-cell table:formula="of:=MIN(ABS([.W$7]-[.$C$2]);ABS([.$D14]-[.$C$3]))*3+ABS(ABS([.W$7]-[.$C$2])-ABS([.$D14]-[.$C$3]))*2" office:value-type="float" office:value="20" calcext:value-type="float">
            <text:p>20</text:p>
          </table:table-cell>
          <table:table-cell table:formula="of:=MIN(ABS([.X$7]-[.$C$2]);ABS([.$D14]-[.$C$3]))*3+ABS(ABS([.X$7]-[.$C$2])-ABS([.$D14]-[.$C$3]))*2" office:value-type="float" office:value="22" calcext:value-type="float">
            <text:p>22</text:p>
          </table:table-cell>
          <table:table-cell table:formula="of:=MIN(ABS([.Y$7]-[.$C$2]);ABS([.$D14]-[.$C$3]))*3+ABS(ABS([.Y$7]-[.$C$2])-ABS([.$D14]-[.$C$3]))*2"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table:formula="of:=[.D14]+1" office:value-type="float" office:value="7" calcext:value-type="float">
            <text:p>7</text:p>
          </table:table-cell>
          <table:table-cell table:formula="of:=MIN(ABS([.E$7]-[.$C$2]);ABS([.$D15]-[.$C$3]))*3+ABS(ABS([.E$7]-[.$C$2])-ABS([.$D15]-[.$C$3]))*2" office:value-type="float" office:value="23" calcext:value-type="float">
            <text:p>23</text:p>
          </table:table-cell>
          <table:table-cell table:formula="of:=MIN(ABS([.F$7]-[.$C$2]);ABS([.$D15]-[.$C$3]))*3+ABS(ABS([.F$7]-[.$C$2])-ABS([.$D15]-[.$C$3]))*2" office:value-type="float" office:value="21" calcext:value-type="float">
            <text:p>21</text:p>
          </table:table-cell>
          <table:table-cell table:formula="of:=MIN(ABS([.G$7]-[.$C$2]);ABS([.$D15]-[.$C$3]))*3+ABS(ABS([.G$7]-[.$C$2])-ABS([.$D15]-[.$C$3]))*2" office:value-type="float" office:value="19" calcext:value-type="float">
            <text:p>19</text:p>
          </table:table-cell>
          <table:table-cell table:formula="of:=MIN(ABS([.H$7]-[.$C$2]);ABS([.$D15]-[.$C$3]))*3+ABS(ABS([.H$7]-[.$C$2])-ABS([.$D15]-[.$C$3]))*2" office:value-type="float" office:value="17" calcext:value-type="float">
            <text:p>17</text:p>
          </table:table-cell>
          <table:table-cell table:formula="of:=MIN(ABS([.I$7]-[.$C$2]);ABS([.$D15]-[.$C$3]))*3+ABS(ABS([.I$7]-[.$C$2])-ABS([.$D15]-[.$C$3]))*2" office:value-type="float" office:value="15" calcext:value-type="float">
            <text:p>15</text:p>
          </table:table-cell>
          <table:table-cell table:formula="of:=MIN(ABS([.J$7]-[.$C$2]);ABS([.$D15]-[.$C$3]))*3+ABS(ABS([.J$7]-[.$C$2])-ABS([.$D15]-[.$C$3]))*2" office:value-type="float" office:value="13" calcext:value-type="float">
            <text:p>13</text:p>
          </table:table-cell>
          <table:table-cell table:formula="of:=MIN(ABS([.K$7]-[.$C$2]);ABS([.$D15]-[.$C$3]))*3+ABS(ABS([.K$7]-[.$C$2])-ABS([.$D15]-[.$C$3]))*2" office:value-type="float" office:value="11" calcext:value-type="float">
            <text:p>11</text:p>
          </table:table-cell>
          <table:table-cell table:formula="of:=MIN(ABS([.L$7]-[.$C$2]);ABS([.$D15]-[.$C$3]))*3+ABS(ABS([.L$7]-[.$C$2])-ABS([.$D15]-[.$C$3]))*2" office:value-type="float" office:value="9" calcext:value-type="float">
            <text:p>9</text:p>
          </table:table-cell>
          <table:table-cell table:formula="of:=MIN(ABS([.M$7]-[.$C$2]);ABS([.$D15]-[.$C$3]))*3+ABS(ABS([.M$7]-[.$C$2])-ABS([.$D15]-[.$C$3]))*2" office:value-type="float" office:value="8" calcext:value-type="float">
            <text:p>8</text:p>
          </table:table-cell>
          <table:table-cell table:formula="of:=MIN(ABS([.N$7]-[.$C$2]);ABS([.$D15]-[.$C$3]))*3+ABS(ABS([.N$7]-[.$C$2])-ABS([.$D15]-[.$C$3]))*2" office:value-type="float" office:value="7" calcext:value-type="float">
            <text:p>7</text:p>
          </table:table-cell>
          <table:table-cell table:formula="of:=MIN(ABS([.O$7]-[.$C$2]);ABS([.$D15]-[.$C$3]))*3+ABS(ABS([.O$7]-[.$C$2])-ABS([.$D15]-[.$C$3]))*2" office:value-type="float" office:value="6" calcext:value-type="float">
            <text:p>6</text:p>
          </table:table-cell>
          <table:table-cell table:formula="of:=MIN(ABS([.P$7]-[.$C$2]);ABS([.$D15]-[.$C$3]))*3+ABS(ABS([.P$7]-[.$C$2])-ABS([.$D15]-[.$C$3]))*2" office:value-type="float" office:value="7" calcext:value-type="float">
            <text:p>7</text:p>
          </table:table-cell>
          <table:table-cell table:formula="of:=MIN(ABS([.Q$7]-[.$C$2]);ABS([.$D15]-[.$C$3]))*3+ABS(ABS([.Q$7]-[.$C$2])-ABS([.$D15]-[.$C$3]))*2" office:value-type="float" office:value="8" calcext:value-type="float">
            <text:p>8</text:p>
          </table:table-cell>
          <table:table-cell table:formula="of:=MIN(ABS([.R$7]-[.$C$2]);ABS([.$D15]-[.$C$3]))*3+ABS(ABS([.R$7]-[.$C$2])-ABS([.$D15]-[.$C$3]))*2" office:value-type="float" office:value="9" calcext:value-type="float">
            <text:p>9</text:p>
          </table:table-cell>
          <table:table-cell table:formula="of:=MIN(ABS([.S$7]-[.$C$2]);ABS([.$D15]-[.$C$3]))*3+ABS(ABS([.S$7]-[.$C$2])-ABS([.$D15]-[.$C$3]))*2" office:value-type="float" office:value="11" calcext:value-type="float">
            <text:p>11</text:p>
          </table:table-cell>
          <table:table-cell table:formula="of:=MIN(ABS([.T$7]-[.$C$2]);ABS([.$D15]-[.$C$3]))*3+ABS(ABS([.T$7]-[.$C$2])-ABS([.$D15]-[.$C$3]))*2" office:value-type="float" office:value="13" calcext:value-type="float">
            <text:p>13</text:p>
          </table:table-cell>
          <table:table-cell table:formula="of:=MIN(ABS([.U$7]-[.$C$2]);ABS([.$D15]-[.$C$3]))*3+ABS(ABS([.U$7]-[.$C$2])-ABS([.$D15]-[.$C$3]))*2" office:value-type="float" office:value="15" calcext:value-type="float">
            <text:p>15</text:p>
          </table:table-cell>
          <table:table-cell table:formula="of:=MIN(ABS([.V$7]-[.$C$2]);ABS([.$D15]-[.$C$3]))*3+ABS(ABS([.V$7]-[.$C$2])-ABS([.$D15]-[.$C$3]))*2" office:value-type="float" office:value="17" calcext:value-type="float">
            <text:p>17</text:p>
          </table:table-cell>
          <table:table-cell table:formula="of:=MIN(ABS([.W$7]-[.$C$2]);ABS([.$D15]-[.$C$3]))*3+ABS(ABS([.W$7]-[.$C$2])-ABS([.$D15]-[.$C$3]))*2" office:value-type="float" office:value="19" calcext:value-type="float">
            <text:p>19</text:p>
          </table:table-cell>
          <table:table-cell table:formula="of:=MIN(ABS([.X$7]-[.$C$2]);ABS([.$D15]-[.$C$3]))*3+ABS(ABS([.X$7]-[.$C$2])-ABS([.$D15]-[.$C$3]))*2" office:value-type="float" office:value="21" calcext:value-type="float">
            <text:p>21</text:p>
          </table:table-cell>
          <table:table-cell table:formula="of:=MIN(ABS([.Y$7]-[.$C$2]);ABS([.$D15]-[.$C$3]))*3+ABS(ABS([.Y$7]-[.$C$2])-ABS([.$D15]-[.$C$3]))*2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table:formula="of:=[.D15]+1" office:value-type="float" office:value="8" calcext:value-type="float">
            <text:p>8</text:p>
          </table:table-cell>
          <table:table-cell table:formula="of:=MIN(ABS([.E$7]-[.$C$2]);ABS([.$D16]-[.$C$3]))*3+ABS(ABS([.E$7]-[.$C$2])-ABS([.$D16]-[.$C$3]))*2" office:value-type="float" office:value="22" calcext:value-type="float">
            <text:p>22</text:p>
          </table:table-cell>
          <table:table-cell table:formula="of:=MIN(ABS([.F$7]-[.$C$2]);ABS([.$D16]-[.$C$3]))*3+ABS(ABS([.F$7]-[.$C$2])-ABS([.$D16]-[.$C$3]))*2" office:value-type="float" office:value="20" calcext:value-type="float">
            <text:p>20</text:p>
          </table:table-cell>
          <table:table-cell table:formula="of:=MIN(ABS([.G$7]-[.$C$2]);ABS([.$D16]-[.$C$3]))*3+ABS(ABS([.G$7]-[.$C$2])-ABS([.$D16]-[.$C$3]))*2" office:value-type="float" office:value="18" calcext:value-type="float">
            <text:p>18</text:p>
          </table:table-cell>
          <table:table-cell table:formula="of:=MIN(ABS([.H$7]-[.$C$2]);ABS([.$D16]-[.$C$3]))*3+ABS(ABS([.H$7]-[.$C$2])-ABS([.$D16]-[.$C$3]))*2" office:value-type="float" office:value="16" calcext:value-type="float">
            <text:p>16</text:p>
          </table:table-cell>
          <table:table-cell table:formula="of:=MIN(ABS([.I$7]-[.$C$2]);ABS([.$D16]-[.$C$3]))*3+ABS(ABS([.I$7]-[.$C$2])-ABS([.$D16]-[.$C$3]))*2" office:value-type="float" office:value="14" calcext:value-type="float">
            <text:p>14</text:p>
          </table:table-cell>
          <table:table-cell table:formula="of:=MIN(ABS([.J$7]-[.$C$2]);ABS([.$D16]-[.$C$3]))*3+ABS(ABS([.J$7]-[.$C$2])-ABS([.$D16]-[.$C$3]))*2" office:value-type="float" office:value="12" calcext:value-type="float">
            <text:p>12</text:p>
          </table:table-cell>
          <table:table-cell table:formula="of:=MIN(ABS([.K$7]-[.$C$2]);ABS([.$D16]-[.$C$3]))*3+ABS(ABS([.K$7]-[.$C$2])-ABS([.$D16]-[.$C$3]))*2" office:value-type="float" office:value="10" calcext:value-type="float">
            <text:p>10</text:p>
          </table:table-cell>
          <table:table-cell table:formula="of:=MIN(ABS([.L$7]-[.$C$2]);ABS([.$D16]-[.$C$3]))*3+ABS(ABS([.L$7]-[.$C$2])-ABS([.$D16]-[.$C$3]))*2" office:value-type="float" office:value="8" calcext:value-type="float">
            <text:p>8</text:p>
          </table:table-cell>
          <table:table-cell table:formula="of:=MIN(ABS([.M$7]-[.$C$2]);ABS([.$D16]-[.$C$3]))*3+ABS(ABS([.M$7]-[.$C$2])-ABS([.$D16]-[.$C$3]))*2" office:value-type="float" office:value="6" calcext:value-type="float">
            <text:p>6</text:p>
          </table:table-cell>
          <table:table-cell table:formula="of:=MIN(ABS([.N$7]-[.$C$2]);ABS([.$D16]-[.$C$3]))*3+ABS(ABS([.N$7]-[.$C$2])-ABS([.$D16]-[.$C$3]))*2" office:value-type="float" office:value="5" calcext:value-type="float">
            <text:p>5</text:p>
          </table:table-cell>
          <table:table-cell table:formula="of:=MIN(ABS([.O$7]-[.$C$2]);ABS([.$D16]-[.$C$3]))*3+ABS(ABS([.O$7]-[.$C$2])-ABS([.$D16]-[.$C$3]))*2" office:value-type="float" office:value="4" calcext:value-type="float">
            <text:p>4</text:p>
          </table:table-cell>
          <table:table-cell table:formula="of:=MIN(ABS([.P$7]-[.$C$2]);ABS([.$D16]-[.$C$3]))*3+ABS(ABS([.P$7]-[.$C$2])-ABS([.$D16]-[.$C$3]))*2" office:value-type="float" office:value="5" calcext:value-type="float">
            <text:p>5</text:p>
          </table:table-cell>
          <table:table-cell table:formula="of:=MIN(ABS([.Q$7]-[.$C$2]);ABS([.$D16]-[.$C$3]))*3+ABS(ABS([.Q$7]-[.$C$2])-ABS([.$D16]-[.$C$3]))*2" office:value-type="float" office:value="6" calcext:value-type="float">
            <text:p>6</text:p>
          </table:table-cell>
          <table:table-cell table:formula="of:=MIN(ABS([.R$7]-[.$C$2]);ABS([.$D16]-[.$C$3]))*3+ABS(ABS([.R$7]-[.$C$2])-ABS([.$D16]-[.$C$3]))*2" office:value-type="float" office:value="8" calcext:value-type="float">
            <text:p>8</text:p>
          </table:table-cell>
          <table:table-cell table:formula="of:=MIN(ABS([.S$7]-[.$C$2]);ABS([.$D16]-[.$C$3]))*3+ABS(ABS([.S$7]-[.$C$2])-ABS([.$D16]-[.$C$3]))*2" office:value-type="float" office:value="10" calcext:value-type="float">
            <text:p>10</text:p>
          </table:table-cell>
          <table:table-cell table:formula="of:=MIN(ABS([.T$7]-[.$C$2]);ABS([.$D16]-[.$C$3]))*3+ABS(ABS([.T$7]-[.$C$2])-ABS([.$D16]-[.$C$3]))*2" office:value-type="float" office:value="12" calcext:value-type="float">
            <text:p>12</text:p>
          </table:table-cell>
          <table:table-cell table:formula="of:=MIN(ABS([.U$7]-[.$C$2]);ABS([.$D16]-[.$C$3]))*3+ABS(ABS([.U$7]-[.$C$2])-ABS([.$D16]-[.$C$3]))*2" office:value-type="float" office:value="14" calcext:value-type="float">
            <text:p>14</text:p>
          </table:table-cell>
          <table:table-cell table:formula="of:=MIN(ABS([.V$7]-[.$C$2]);ABS([.$D16]-[.$C$3]))*3+ABS(ABS([.V$7]-[.$C$2])-ABS([.$D16]-[.$C$3]))*2" office:value-type="float" office:value="16" calcext:value-type="float">
            <text:p>16</text:p>
          </table:table-cell>
          <table:table-cell table:formula="of:=MIN(ABS([.W$7]-[.$C$2]);ABS([.$D16]-[.$C$3]))*3+ABS(ABS([.W$7]-[.$C$2])-ABS([.$D16]-[.$C$3]))*2" office:value-type="float" office:value="18" calcext:value-type="float">
            <text:p>18</text:p>
          </table:table-cell>
          <table:table-cell table:formula="of:=MIN(ABS([.X$7]-[.$C$2]);ABS([.$D16]-[.$C$3]))*3+ABS(ABS([.X$7]-[.$C$2])-ABS([.$D16]-[.$C$3]))*2" office:value-type="float" office:value="20" calcext:value-type="float">
            <text:p>20</text:p>
          </table:table-cell>
          <table:table-cell table:formula="of:=MIN(ABS([.Y$7]-[.$C$2]);ABS([.$D16]-[.$C$3]))*3+ABS(ABS([.Y$7]-[.$C$2])-ABS([.$D16]-[.$C$3]))*2"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table:formula="of:=[.D16]+1" office:value-type="float" office:value="9" calcext:value-type="float">
            <text:p>9</text:p>
          </table:table-cell>
          <table:table-cell table:formula="of:=MIN(ABS([.E$7]-[.$C$2]);ABS([.$D17]-[.$C$3]))*3+ABS(ABS([.E$7]-[.$C$2])-ABS([.$D17]-[.$C$3]))*2" office:value-type="float" office:value="21" calcext:value-type="float">
            <text:p>21</text:p>
          </table:table-cell>
          <table:table-cell table:formula="of:=MIN(ABS([.F$7]-[.$C$2]);ABS([.$D17]-[.$C$3]))*3+ABS(ABS([.F$7]-[.$C$2])-ABS([.$D17]-[.$C$3]))*2" office:value-type="float" office:value="19" calcext:value-type="float">
            <text:p>19</text:p>
          </table:table-cell>
          <table:table-cell table:formula="of:=MIN(ABS([.G$7]-[.$C$2]);ABS([.$D17]-[.$C$3]))*3+ABS(ABS([.G$7]-[.$C$2])-ABS([.$D17]-[.$C$3]))*2" office:value-type="float" office:value="17" calcext:value-type="float">
            <text:p>17</text:p>
          </table:table-cell>
          <table:table-cell table:formula="of:=MIN(ABS([.H$7]-[.$C$2]);ABS([.$D17]-[.$C$3]))*3+ABS(ABS([.H$7]-[.$C$2])-ABS([.$D17]-[.$C$3]))*2" office:value-type="float" office:value="15" calcext:value-type="float">
            <text:p>15</text:p>
          </table:table-cell>
          <table:table-cell table:formula="of:=MIN(ABS([.I$7]-[.$C$2]);ABS([.$D17]-[.$C$3]))*3+ABS(ABS([.I$7]-[.$C$2])-ABS([.$D17]-[.$C$3]))*2" office:value-type="float" office:value="13" calcext:value-type="float">
            <text:p>13</text:p>
          </table:table-cell>
          <table:table-cell table:formula="of:=MIN(ABS([.J$7]-[.$C$2]);ABS([.$D17]-[.$C$3]))*3+ABS(ABS([.J$7]-[.$C$2])-ABS([.$D17]-[.$C$3]))*2" office:value-type="float" office:value="11" calcext:value-type="float">
            <text:p>11</text:p>
          </table:table-cell>
          <table:table-cell table:formula="of:=MIN(ABS([.K$7]-[.$C$2]);ABS([.$D17]-[.$C$3]))*3+ABS(ABS([.K$7]-[.$C$2])-ABS([.$D17]-[.$C$3]))*2" office:value-type="float" office:value="9" calcext:value-type="float">
            <text:p>9</text:p>
          </table:table-cell>
          <table:table-cell table:formula="of:=MIN(ABS([.L$7]-[.$C$2]);ABS([.$D17]-[.$C$3]))*3+ABS(ABS([.L$7]-[.$C$2])-ABS([.$D17]-[.$C$3]))*2" office:value-type="float" office:value="7" calcext:value-type="float">
            <text:p>7</text:p>
          </table:table-cell>
          <table:table-cell table:formula="of:=MIN(ABS([.M$7]-[.$C$2]);ABS([.$D17]-[.$C$3]))*3+ABS(ABS([.M$7]-[.$C$2])-ABS([.$D17]-[.$C$3]))*2" office:value-type="float" office:value="5" calcext:value-type="float">
            <text:p>5</text:p>
          </table:table-cell>
          <table:table-cell table:formula="of:=MIN(ABS([.N$7]-[.$C$2]);ABS([.$D17]-[.$C$3]))*3+ABS(ABS([.N$7]-[.$C$2])-ABS([.$D17]-[.$C$3]))*2" office:value-type="float" office:value="3" calcext:value-type="float">
            <text:p>3</text:p>
          </table:table-cell>
          <table:table-cell table:formula="of:=MIN(ABS([.O$7]-[.$C$2]);ABS([.$D17]-[.$C$3]))*3+ABS(ABS([.O$7]-[.$C$2])-ABS([.$D17]-[.$C$3]))*2" office:value-type="float" office:value="2" calcext:value-type="float">
            <text:p>2</text:p>
          </table:table-cell>
          <table:table-cell table:formula="of:=MIN(ABS([.P$7]-[.$C$2]);ABS([.$D17]-[.$C$3]))*3+ABS(ABS([.P$7]-[.$C$2])-ABS([.$D17]-[.$C$3]))*2" office:value-type="float" office:value="3" calcext:value-type="float">
            <text:p>3</text:p>
          </table:table-cell>
          <table:table-cell table:formula="of:=MIN(ABS([.Q$7]-[.$C$2]);ABS([.$D17]-[.$C$3]))*3+ABS(ABS([.Q$7]-[.$C$2])-ABS([.$D17]-[.$C$3]))*2" office:value-type="float" office:value="5" calcext:value-type="float">
            <text:p>5</text:p>
          </table:table-cell>
          <table:table-cell table:formula="of:=MIN(ABS([.R$7]-[.$C$2]);ABS([.$D17]-[.$C$3]))*3+ABS(ABS([.R$7]-[.$C$2])-ABS([.$D17]-[.$C$3]))*2" office:value-type="float" office:value="7" calcext:value-type="float">
            <text:p>7</text:p>
          </table:table-cell>
          <table:table-cell table:formula="of:=MIN(ABS([.S$7]-[.$C$2]);ABS([.$D17]-[.$C$3]))*3+ABS(ABS([.S$7]-[.$C$2])-ABS([.$D17]-[.$C$3]))*2" office:value-type="float" office:value="9" calcext:value-type="float">
            <text:p>9</text:p>
          </table:table-cell>
          <table:table-cell table:formula="of:=MIN(ABS([.T$7]-[.$C$2]);ABS([.$D17]-[.$C$3]))*3+ABS(ABS([.T$7]-[.$C$2])-ABS([.$D17]-[.$C$3]))*2" office:value-type="float" office:value="11" calcext:value-type="float">
            <text:p>11</text:p>
          </table:table-cell>
          <table:table-cell table:formula="of:=MIN(ABS([.U$7]-[.$C$2]);ABS([.$D17]-[.$C$3]))*3+ABS(ABS([.U$7]-[.$C$2])-ABS([.$D17]-[.$C$3]))*2" office:value-type="float" office:value="13" calcext:value-type="float">
            <text:p>13</text:p>
          </table:table-cell>
          <table:table-cell table:formula="of:=MIN(ABS([.V$7]-[.$C$2]);ABS([.$D17]-[.$C$3]))*3+ABS(ABS([.V$7]-[.$C$2])-ABS([.$D17]-[.$C$3]))*2" office:value-type="float" office:value="15" calcext:value-type="float">
            <text:p>15</text:p>
          </table:table-cell>
          <table:table-cell table:formula="of:=MIN(ABS([.W$7]-[.$C$2]);ABS([.$D17]-[.$C$3]))*3+ABS(ABS([.W$7]-[.$C$2])-ABS([.$D17]-[.$C$3]))*2" office:value-type="float" office:value="17" calcext:value-type="float">
            <text:p>17</text:p>
          </table:table-cell>
          <table:table-cell table:formula="of:=MIN(ABS([.X$7]-[.$C$2]);ABS([.$D17]-[.$C$3]))*3+ABS(ABS([.X$7]-[.$C$2])-ABS([.$D17]-[.$C$3]))*2" office:value-type="float" office:value="19" calcext:value-type="float">
            <text:p>19</text:p>
          </table:table-cell>
          <table:table-cell table:formula="of:=MIN(ABS([.Y$7]-[.$C$2]);ABS([.$D17]-[.$C$3]))*3+ABS(ABS([.Y$7]-[.$C$2])-ABS([.$D17]-[.$C$3]))*2"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table:formula="of:=[.D17]+1" office:value-type="float" office:value="10" calcext:value-type="float">
            <text:p>10</text:p>
          </table:table-cell>
          <table:table-cell table:formula="of:=MIN(ABS([.E$7]-[.$C$2]);ABS([.$D18]-[.$C$3]))*3+ABS(ABS([.E$7]-[.$C$2])-ABS([.$D18]-[.$C$3]))*2" office:value-type="float" office:value="20" calcext:value-type="float">
            <text:p>20</text:p>
          </table:table-cell>
          <table:table-cell table:formula="of:=MIN(ABS([.F$7]-[.$C$2]);ABS([.$D18]-[.$C$3]))*3+ABS(ABS([.F$7]-[.$C$2])-ABS([.$D18]-[.$C$3]))*2" office:value-type="float" office:value="18" calcext:value-type="float">
            <text:p>18</text:p>
          </table:table-cell>
          <table:table-cell table:formula="of:=MIN(ABS([.G$7]-[.$C$2]);ABS([.$D18]-[.$C$3]))*3+ABS(ABS([.G$7]-[.$C$2])-ABS([.$D18]-[.$C$3]))*2" office:value-type="float" office:value="16" calcext:value-type="float">
            <text:p>16</text:p>
          </table:table-cell>
          <table:table-cell table:formula="of:=MIN(ABS([.H$7]-[.$C$2]);ABS([.$D18]-[.$C$3]))*3+ABS(ABS([.H$7]-[.$C$2])-ABS([.$D18]-[.$C$3]))*2" office:value-type="float" office:value="14" calcext:value-type="float">
            <text:p>14</text:p>
          </table:table-cell>
          <table:table-cell table:formula="of:=MIN(ABS([.I$7]-[.$C$2]);ABS([.$D18]-[.$C$3]))*3+ABS(ABS([.I$7]-[.$C$2])-ABS([.$D18]-[.$C$3]))*2" office:value-type="float" office:value="12" calcext:value-type="float">
            <text:p>12</text:p>
          </table:table-cell>
          <table:table-cell table:formula="of:=MIN(ABS([.J$7]-[.$C$2]);ABS([.$D18]-[.$C$3]))*3+ABS(ABS([.J$7]-[.$C$2])-ABS([.$D18]-[.$C$3]))*2" office:value-type="float" office:value="10" calcext:value-type="float">
            <text:p>10</text:p>
          </table:table-cell>
          <table:table-cell table:formula="of:=MIN(ABS([.K$7]-[.$C$2]);ABS([.$D18]-[.$C$3]))*3+ABS(ABS([.K$7]-[.$C$2])-ABS([.$D18]-[.$C$3]))*2" office:value-type="float" office:value="8" calcext:value-type="float">
            <text:p>8</text:p>
          </table:table-cell>
          <table:table-cell table:formula="of:=MIN(ABS([.L$7]-[.$C$2]);ABS([.$D18]-[.$C$3]))*3+ABS(ABS([.L$7]-[.$C$2])-ABS([.$D18]-[.$C$3]))*2" office:value-type="float" office:value="6" calcext:value-type="float">
            <text:p>6</text:p>
          </table:table-cell>
          <table:table-cell table:formula="of:=MIN(ABS([.M$7]-[.$C$2]);ABS([.$D18]-[.$C$3]))*3+ABS(ABS([.M$7]-[.$C$2])-ABS([.$D18]-[.$C$3]))*2" office:value-type="float" office:value="4" calcext:value-type="float">
            <text:p>4</text:p>
          </table:table-cell>
          <table:table-cell table:formula="of:=MIN(ABS([.N$7]-[.$C$2]);ABS([.$D18]-[.$C$3]))*3+ABS(ABS([.N$7]-[.$C$2])-ABS([.$D18]-[.$C$3]))*2" office:value-type="float" office:value="2" calcext:value-type="float">
            <text:p>2</text:p>
          </table:table-cell>
          <table:table-cell table:formula="of:=MIN(ABS([.O$7]-[.$C$2]);ABS([.$D18]-[.$C$3]))*3+ABS(ABS([.O$7]-[.$C$2])-ABS([.$D18]-[.$C$3]))*2" office:value-type="float" office:value="0" calcext:value-type="float">
            <text:p>0</text:p>
          </table:table-cell>
          <table:table-cell table:formula="of:=MIN(ABS([.P$7]-[.$C$2]);ABS([.$D18]-[.$C$3]))*3+ABS(ABS([.P$7]-[.$C$2])-ABS([.$D18]-[.$C$3]))*2" office:value-type="float" office:value="2" calcext:value-type="float">
            <text:p>2</text:p>
          </table:table-cell>
          <table:table-cell table:formula="of:=MIN(ABS([.Q$7]-[.$C$2]);ABS([.$D18]-[.$C$3]))*3+ABS(ABS([.Q$7]-[.$C$2])-ABS([.$D18]-[.$C$3]))*2" office:value-type="float" office:value="4" calcext:value-type="float">
            <text:p>4</text:p>
          </table:table-cell>
          <table:table-cell table:formula="of:=MIN(ABS([.R$7]-[.$C$2]);ABS([.$D18]-[.$C$3]))*3+ABS(ABS([.R$7]-[.$C$2])-ABS([.$D18]-[.$C$3]))*2" office:value-type="float" office:value="6" calcext:value-type="float">
            <text:p>6</text:p>
          </table:table-cell>
          <table:table-cell table:formula="of:=MIN(ABS([.S$7]-[.$C$2]);ABS([.$D18]-[.$C$3]))*3+ABS(ABS([.S$7]-[.$C$2])-ABS([.$D18]-[.$C$3]))*2" office:value-type="float" office:value="8" calcext:value-type="float">
            <text:p>8</text:p>
          </table:table-cell>
          <table:table-cell table:formula="of:=MIN(ABS([.T$7]-[.$C$2]);ABS([.$D18]-[.$C$3]))*3+ABS(ABS([.T$7]-[.$C$2])-ABS([.$D18]-[.$C$3]))*2" office:value-type="float" office:value="10" calcext:value-type="float">
            <text:p>10</text:p>
          </table:table-cell>
          <table:table-cell table:formula="of:=MIN(ABS([.U$7]-[.$C$2]);ABS([.$D18]-[.$C$3]))*3+ABS(ABS([.U$7]-[.$C$2])-ABS([.$D18]-[.$C$3]))*2" office:value-type="float" office:value="12" calcext:value-type="float">
            <text:p>12</text:p>
          </table:table-cell>
          <table:table-cell table:formula="of:=MIN(ABS([.V$7]-[.$C$2]);ABS([.$D18]-[.$C$3]))*3+ABS(ABS([.V$7]-[.$C$2])-ABS([.$D18]-[.$C$3]))*2" office:value-type="float" office:value="14" calcext:value-type="float">
            <text:p>14</text:p>
          </table:table-cell>
          <table:table-cell table:formula="of:=MIN(ABS([.W$7]-[.$C$2]);ABS([.$D18]-[.$C$3]))*3+ABS(ABS([.W$7]-[.$C$2])-ABS([.$D18]-[.$C$3]))*2" office:value-type="float" office:value="16" calcext:value-type="float">
            <text:p>16</text:p>
          </table:table-cell>
          <table:table-cell table:formula="of:=MIN(ABS([.X$7]-[.$C$2]);ABS([.$D18]-[.$C$3]))*3+ABS(ABS([.X$7]-[.$C$2])-ABS([.$D18]-[.$C$3]))*2" office:value-type="float" office:value="18" calcext:value-type="float">
            <text:p>18</text:p>
          </table:table-cell>
          <table:table-cell table:formula="of:=MIN(ABS([.Y$7]-[.$C$2]);ABS([.$D18]-[.$C$3]))*3+ABS(ABS([.Y$7]-[.$C$2])-ABS([.$D18]-[.$C$3]))*2"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table:formula="of:=[.D18]+1" office:value-type="float" office:value="11" calcext:value-type="float">
            <text:p>11</text:p>
          </table:table-cell>
          <table:table-cell table:formula="of:=MIN(ABS([.E$7]-[.$C$2]);ABS([.$D19]-[.$C$3]))*3+ABS(ABS([.E$7]-[.$C$2])-ABS([.$D19]-[.$C$3]))*2" office:value-type="float" office:value="21" calcext:value-type="float">
            <text:p>21</text:p>
          </table:table-cell>
          <table:table-cell table:formula="of:=MIN(ABS([.F$7]-[.$C$2]);ABS([.$D19]-[.$C$3]))*3+ABS(ABS([.F$7]-[.$C$2])-ABS([.$D19]-[.$C$3]))*2" office:value-type="float" office:value="19" calcext:value-type="float">
            <text:p>19</text:p>
          </table:table-cell>
          <table:table-cell table:formula="of:=MIN(ABS([.G$7]-[.$C$2]);ABS([.$D19]-[.$C$3]))*3+ABS(ABS([.G$7]-[.$C$2])-ABS([.$D19]-[.$C$3]))*2" office:value-type="float" office:value="17" calcext:value-type="float">
            <text:p>17</text:p>
          </table:table-cell>
          <table:table-cell table:formula="of:=MIN(ABS([.H$7]-[.$C$2]);ABS([.$D19]-[.$C$3]))*3+ABS(ABS([.H$7]-[.$C$2])-ABS([.$D19]-[.$C$3]))*2" office:value-type="float" office:value="15" calcext:value-type="float">
            <text:p>15</text:p>
          </table:table-cell>
          <table:table-cell table:formula="of:=MIN(ABS([.I$7]-[.$C$2]);ABS([.$D19]-[.$C$3]))*3+ABS(ABS([.I$7]-[.$C$2])-ABS([.$D19]-[.$C$3]))*2" office:value-type="float" office:value="13" calcext:value-type="float">
            <text:p>13</text:p>
          </table:table-cell>
          <table:table-cell table:formula="of:=MIN(ABS([.J$7]-[.$C$2]);ABS([.$D19]-[.$C$3]))*3+ABS(ABS([.J$7]-[.$C$2])-ABS([.$D19]-[.$C$3]))*2" office:value-type="float" office:value="11" calcext:value-type="float">
            <text:p>11</text:p>
          </table:table-cell>
          <table:table-cell table:formula="of:=MIN(ABS([.K$7]-[.$C$2]);ABS([.$D19]-[.$C$3]))*3+ABS(ABS([.K$7]-[.$C$2])-ABS([.$D19]-[.$C$3]))*2" office:value-type="float" office:value="9" calcext:value-type="float">
            <text:p>9</text:p>
          </table:table-cell>
          <table:table-cell table:formula="of:=MIN(ABS([.L$7]-[.$C$2]);ABS([.$D19]-[.$C$3]))*3+ABS(ABS([.L$7]-[.$C$2])-ABS([.$D19]-[.$C$3]))*2" office:value-type="float" office:value="7" calcext:value-type="float">
            <text:p>7</text:p>
          </table:table-cell>
          <table:table-cell table:formula="of:=MIN(ABS([.M$7]-[.$C$2]);ABS([.$D19]-[.$C$3]))*3+ABS(ABS([.M$7]-[.$C$2])-ABS([.$D19]-[.$C$3]))*2" office:value-type="float" office:value="5" calcext:value-type="float">
            <text:p>5</text:p>
          </table:table-cell>
          <table:table-cell table:formula="of:=MIN(ABS([.N$7]-[.$C$2]);ABS([.$D19]-[.$C$3]))*3+ABS(ABS([.N$7]-[.$C$2])-ABS([.$D19]-[.$C$3]))*2" office:value-type="float" office:value="3" calcext:value-type="float">
            <text:p>3</text:p>
          </table:table-cell>
          <table:table-cell table:formula="of:=MIN(ABS([.O$7]-[.$C$2]);ABS([.$D19]-[.$C$3]))*3+ABS(ABS([.O$7]-[.$C$2])-ABS([.$D19]-[.$C$3]))*2" office:value-type="float" office:value="2" calcext:value-type="float">
            <text:p>2</text:p>
          </table:table-cell>
          <table:table-cell table:formula="of:=MIN(ABS([.P$7]-[.$C$2]);ABS([.$D19]-[.$C$3]))*3+ABS(ABS([.P$7]-[.$C$2])-ABS([.$D19]-[.$C$3]))*2" office:value-type="float" office:value="3" calcext:value-type="float">
            <text:p>3</text:p>
          </table:table-cell>
          <table:table-cell table:formula="of:=MIN(ABS([.Q$7]-[.$C$2]);ABS([.$D19]-[.$C$3]))*3+ABS(ABS([.Q$7]-[.$C$2])-ABS([.$D19]-[.$C$3]))*2" office:value-type="float" office:value="5" calcext:value-type="float">
            <text:p>5</text:p>
          </table:table-cell>
          <table:table-cell table:formula="of:=MIN(ABS([.R$7]-[.$C$2]);ABS([.$D19]-[.$C$3]))*3+ABS(ABS([.R$7]-[.$C$2])-ABS([.$D19]-[.$C$3]))*2" office:value-type="float" office:value="7" calcext:value-type="float">
            <text:p>7</text:p>
          </table:table-cell>
          <table:table-cell table:formula="of:=MIN(ABS([.S$7]-[.$C$2]);ABS([.$D19]-[.$C$3]))*3+ABS(ABS([.S$7]-[.$C$2])-ABS([.$D19]-[.$C$3]))*2" office:value-type="float" office:value="9" calcext:value-type="float">
            <text:p>9</text:p>
          </table:table-cell>
          <table:table-cell table:formula="of:=MIN(ABS([.T$7]-[.$C$2]);ABS([.$D19]-[.$C$3]))*3+ABS(ABS([.T$7]-[.$C$2])-ABS([.$D19]-[.$C$3]))*2" office:value-type="float" office:value="11" calcext:value-type="float">
            <text:p>11</text:p>
          </table:table-cell>
          <table:table-cell table:formula="of:=MIN(ABS([.U$7]-[.$C$2]);ABS([.$D19]-[.$C$3]))*3+ABS(ABS([.U$7]-[.$C$2])-ABS([.$D19]-[.$C$3]))*2" office:value-type="float" office:value="13" calcext:value-type="float">
            <text:p>13</text:p>
          </table:table-cell>
          <table:table-cell table:formula="of:=MIN(ABS([.V$7]-[.$C$2]);ABS([.$D19]-[.$C$3]))*3+ABS(ABS([.V$7]-[.$C$2])-ABS([.$D19]-[.$C$3]))*2" office:value-type="float" office:value="15" calcext:value-type="float">
            <text:p>15</text:p>
          </table:table-cell>
          <table:table-cell table:formula="of:=MIN(ABS([.W$7]-[.$C$2]);ABS([.$D19]-[.$C$3]))*3+ABS(ABS([.W$7]-[.$C$2])-ABS([.$D19]-[.$C$3]))*2" office:value-type="float" office:value="17" calcext:value-type="float">
            <text:p>17</text:p>
          </table:table-cell>
          <table:table-cell table:formula="of:=MIN(ABS([.X$7]-[.$C$2]);ABS([.$D19]-[.$C$3]))*3+ABS(ABS([.X$7]-[.$C$2])-ABS([.$D19]-[.$C$3]))*2" office:value-type="float" office:value="19" calcext:value-type="float">
            <text:p>19</text:p>
          </table:table-cell>
          <table:table-cell table:formula="of:=MIN(ABS([.Y$7]-[.$C$2]);ABS([.$D19]-[.$C$3]))*3+ABS(ABS([.Y$7]-[.$C$2])-ABS([.$D19]-[.$C$3]))*2"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table:formula="of:=[.D19]+1" office:value-type="float" office:value="12" calcext:value-type="float">
            <text:p>12</text:p>
          </table:table-cell>
          <table:table-cell table:formula="of:=MIN(ABS([.E$7]-[.$C$2]);ABS([.$D20]-[.$C$3]))*3+ABS(ABS([.E$7]-[.$C$2])-ABS([.$D20]-[.$C$3]))*2" office:value-type="float" office:value="22" calcext:value-type="float">
            <text:p>22</text:p>
          </table:table-cell>
          <table:table-cell table:formula="of:=MIN(ABS([.F$7]-[.$C$2]);ABS([.$D20]-[.$C$3]))*3+ABS(ABS([.F$7]-[.$C$2])-ABS([.$D20]-[.$C$3]))*2" office:value-type="float" office:value="20" calcext:value-type="float">
            <text:p>20</text:p>
          </table:table-cell>
          <table:table-cell table:formula="of:=MIN(ABS([.G$7]-[.$C$2]);ABS([.$D20]-[.$C$3]))*3+ABS(ABS([.G$7]-[.$C$2])-ABS([.$D20]-[.$C$3]))*2" office:value-type="float" office:value="18" calcext:value-type="float">
            <text:p>18</text:p>
          </table:table-cell>
          <table:table-cell table:formula="of:=MIN(ABS([.H$7]-[.$C$2]);ABS([.$D20]-[.$C$3]))*3+ABS(ABS([.H$7]-[.$C$2])-ABS([.$D20]-[.$C$3]))*2" office:value-type="float" office:value="16" calcext:value-type="float">
            <text:p>16</text:p>
          </table:table-cell>
          <table:table-cell table:formula="of:=MIN(ABS([.I$7]-[.$C$2]);ABS([.$D20]-[.$C$3]))*3+ABS(ABS([.I$7]-[.$C$2])-ABS([.$D20]-[.$C$3]))*2" office:value-type="float" office:value="14" calcext:value-type="float">
            <text:p>14</text:p>
          </table:table-cell>
          <table:table-cell table:formula="of:=MIN(ABS([.J$7]-[.$C$2]);ABS([.$D20]-[.$C$3]))*3+ABS(ABS([.J$7]-[.$C$2])-ABS([.$D20]-[.$C$3]))*2" office:value-type="float" office:value="12" calcext:value-type="float">
            <text:p>12</text:p>
          </table:table-cell>
          <table:table-cell table:formula="of:=MIN(ABS([.K$7]-[.$C$2]);ABS([.$D20]-[.$C$3]))*3+ABS(ABS([.K$7]-[.$C$2])-ABS([.$D20]-[.$C$3]))*2" office:value-type="float" office:value="10" calcext:value-type="float">
            <text:p>10</text:p>
          </table:table-cell>
          <table:table-cell table:formula="of:=MIN(ABS([.L$7]-[.$C$2]);ABS([.$D20]-[.$C$3]))*3+ABS(ABS([.L$7]-[.$C$2])-ABS([.$D20]-[.$C$3]))*2" office:value-type="float" office:value="8" calcext:value-type="float">
            <text:p>8</text:p>
          </table:table-cell>
          <table:table-cell table:formula="of:=MIN(ABS([.M$7]-[.$C$2]);ABS([.$D20]-[.$C$3]))*3+ABS(ABS([.M$7]-[.$C$2])-ABS([.$D20]-[.$C$3]))*2" office:value-type="float" office:value="6" calcext:value-type="float">
            <text:p>6</text:p>
          </table:table-cell>
          <table:table-cell table:formula="of:=MIN(ABS([.N$7]-[.$C$2]);ABS([.$D20]-[.$C$3]))*3+ABS(ABS([.N$7]-[.$C$2])-ABS([.$D20]-[.$C$3]))*2" office:value-type="float" office:value="5" calcext:value-type="float">
            <text:p>5</text:p>
          </table:table-cell>
          <table:table-cell table:formula="of:=MIN(ABS([.O$7]-[.$C$2]);ABS([.$D20]-[.$C$3]))*3+ABS(ABS([.O$7]-[.$C$2])-ABS([.$D20]-[.$C$3]))*2" office:value-type="float" office:value="4" calcext:value-type="float">
            <text:p>4</text:p>
          </table:table-cell>
          <table:table-cell table:formula="of:=MIN(ABS([.P$7]-[.$C$2]);ABS([.$D20]-[.$C$3]))*3+ABS(ABS([.P$7]-[.$C$2])-ABS([.$D20]-[.$C$3]))*2" office:value-type="float" office:value="5" calcext:value-type="float">
            <text:p>5</text:p>
          </table:table-cell>
          <table:table-cell table:formula="of:=MIN(ABS([.Q$7]-[.$C$2]);ABS([.$D20]-[.$C$3]))*3+ABS(ABS([.Q$7]-[.$C$2])-ABS([.$D20]-[.$C$3]))*2" office:value-type="float" office:value="6" calcext:value-type="float">
            <text:p>6</text:p>
          </table:table-cell>
          <table:table-cell table:formula="of:=MIN(ABS([.R$7]-[.$C$2]);ABS([.$D20]-[.$C$3]))*3+ABS(ABS([.R$7]-[.$C$2])-ABS([.$D20]-[.$C$3]))*2" office:value-type="float" office:value="8" calcext:value-type="float">
            <text:p>8</text:p>
          </table:table-cell>
          <table:table-cell table:formula="of:=MIN(ABS([.S$7]-[.$C$2]);ABS([.$D20]-[.$C$3]))*3+ABS(ABS([.S$7]-[.$C$2])-ABS([.$D20]-[.$C$3]))*2" office:value-type="float" office:value="10" calcext:value-type="float">
            <text:p>10</text:p>
          </table:table-cell>
          <table:table-cell table:formula="of:=MIN(ABS([.T$7]-[.$C$2]);ABS([.$D20]-[.$C$3]))*3+ABS(ABS([.T$7]-[.$C$2])-ABS([.$D20]-[.$C$3]))*2" office:value-type="float" office:value="12" calcext:value-type="float">
            <text:p>12</text:p>
          </table:table-cell>
          <table:table-cell table:formula="of:=MIN(ABS([.U$7]-[.$C$2]);ABS([.$D20]-[.$C$3]))*3+ABS(ABS([.U$7]-[.$C$2])-ABS([.$D20]-[.$C$3]))*2" office:value-type="float" office:value="14" calcext:value-type="float">
            <text:p>14</text:p>
          </table:table-cell>
          <table:table-cell table:formula="of:=MIN(ABS([.V$7]-[.$C$2]);ABS([.$D20]-[.$C$3]))*3+ABS(ABS([.V$7]-[.$C$2])-ABS([.$D20]-[.$C$3]))*2" office:value-type="float" office:value="16" calcext:value-type="float">
            <text:p>16</text:p>
          </table:table-cell>
          <table:table-cell table:formula="of:=MIN(ABS([.W$7]-[.$C$2]);ABS([.$D20]-[.$C$3]))*3+ABS(ABS([.W$7]-[.$C$2])-ABS([.$D20]-[.$C$3]))*2" office:value-type="float" office:value="18" calcext:value-type="float">
            <text:p>18</text:p>
          </table:table-cell>
          <table:table-cell table:formula="of:=MIN(ABS([.X$7]-[.$C$2]);ABS([.$D20]-[.$C$3]))*3+ABS(ABS([.X$7]-[.$C$2])-ABS([.$D20]-[.$C$3]))*2" office:value-type="float" office:value="20" calcext:value-type="float">
            <text:p>20</text:p>
          </table:table-cell>
          <table:table-cell table:formula="of:=MIN(ABS([.Y$7]-[.$C$2]);ABS([.$D20]-[.$C$3]))*3+ABS(ABS([.Y$7]-[.$C$2])-ABS([.$D20]-[.$C$3]))*2"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table:formula="of:=[.D20]+1" office:value-type="float" office:value="13" calcext:value-type="float">
            <text:p>13</text:p>
          </table:table-cell>
          <table:table-cell table:formula="of:=MIN(ABS([.E$7]-[.$C$2]);ABS([.$D21]-[.$C$3]))*3+ABS(ABS([.E$7]-[.$C$2])-ABS([.$D21]-[.$C$3]))*2" office:value-type="float" office:value="23" calcext:value-type="float">
            <text:p>23</text:p>
          </table:table-cell>
          <table:table-cell table:formula="of:=MIN(ABS([.F$7]-[.$C$2]);ABS([.$D21]-[.$C$3]))*3+ABS(ABS([.F$7]-[.$C$2])-ABS([.$D21]-[.$C$3]))*2" office:value-type="float" office:value="21" calcext:value-type="float">
            <text:p>21</text:p>
          </table:table-cell>
          <table:table-cell table:formula="of:=MIN(ABS([.G$7]-[.$C$2]);ABS([.$D21]-[.$C$3]))*3+ABS(ABS([.G$7]-[.$C$2])-ABS([.$D21]-[.$C$3]))*2" office:value-type="float" office:value="19" calcext:value-type="float">
            <text:p>19</text:p>
          </table:table-cell>
          <table:table-cell table:formula="of:=MIN(ABS([.H$7]-[.$C$2]);ABS([.$D21]-[.$C$3]))*3+ABS(ABS([.H$7]-[.$C$2])-ABS([.$D21]-[.$C$3]))*2" office:value-type="float" office:value="17" calcext:value-type="float">
            <text:p>17</text:p>
          </table:table-cell>
          <table:table-cell table:formula="of:=MIN(ABS([.I$7]-[.$C$2]);ABS([.$D21]-[.$C$3]))*3+ABS(ABS([.I$7]-[.$C$2])-ABS([.$D21]-[.$C$3]))*2" office:value-type="float" office:value="15" calcext:value-type="float">
            <text:p>15</text:p>
          </table:table-cell>
          <table:table-cell table:formula="of:=MIN(ABS([.J$7]-[.$C$2]);ABS([.$D21]-[.$C$3]))*3+ABS(ABS([.J$7]-[.$C$2])-ABS([.$D21]-[.$C$3]))*2" office:value-type="float" office:value="13" calcext:value-type="float">
            <text:p>13</text:p>
          </table:table-cell>
          <table:table-cell table:formula="of:=MIN(ABS([.K$7]-[.$C$2]);ABS([.$D21]-[.$C$3]))*3+ABS(ABS([.K$7]-[.$C$2])-ABS([.$D21]-[.$C$3]))*2" office:value-type="float" office:value="11" calcext:value-type="float">
            <text:p>11</text:p>
          </table:table-cell>
          <table:table-cell table:formula="of:=MIN(ABS([.L$7]-[.$C$2]);ABS([.$D21]-[.$C$3]))*3+ABS(ABS([.L$7]-[.$C$2])-ABS([.$D21]-[.$C$3]))*2" office:value-type="float" office:value="9" calcext:value-type="float">
            <text:p>9</text:p>
          </table:table-cell>
          <table:table-cell table:formula="of:=MIN(ABS([.M$7]-[.$C$2]);ABS([.$D21]-[.$C$3]))*3+ABS(ABS([.M$7]-[.$C$2])-ABS([.$D21]-[.$C$3]))*2" office:value-type="float" office:value="8" calcext:value-type="float">
            <text:p>8</text:p>
          </table:table-cell>
          <table:table-cell table:formula="of:=MIN(ABS([.N$7]-[.$C$2]);ABS([.$D21]-[.$C$3]))*3+ABS(ABS([.N$7]-[.$C$2])-ABS([.$D21]-[.$C$3]))*2" office:value-type="float" office:value="7" calcext:value-type="float">
            <text:p>7</text:p>
          </table:table-cell>
          <table:table-cell table:formula="of:=MIN(ABS([.O$7]-[.$C$2]);ABS([.$D21]-[.$C$3]))*3+ABS(ABS([.O$7]-[.$C$2])-ABS([.$D21]-[.$C$3]))*2" office:value-type="float" office:value="6" calcext:value-type="float">
            <text:p>6</text:p>
          </table:table-cell>
          <table:table-cell table:formula="of:=MIN(ABS([.P$7]-[.$C$2]);ABS([.$D21]-[.$C$3]))*3+ABS(ABS([.P$7]-[.$C$2])-ABS([.$D21]-[.$C$3]))*2" office:value-type="float" office:value="7" calcext:value-type="float">
            <text:p>7</text:p>
          </table:table-cell>
          <table:table-cell table:formula="of:=MIN(ABS([.Q$7]-[.$C$2]);ABS([.$D21]-[.$C$3]))*3+ABS(ABS([.Q$7]-[.$C$2])-ABS([.$D21]-[.$C$3]))*2" office:value-type="float" office:value="8" calcext:value-type="float">
            <text:p>8</text:p>
          </table:table-cell>
          <table:table-cell table:formula="of:=MIN(ABS([.R$7]-[.$C$2]);ABS([.$D21]-[.$C$3]))*3+ABS(ABS([.R$7]-[.$C$2])-ABS([.$D21]-[.$C$3]))*2" office:value-type="float" office:value="9" calcext:value-type="float">
            <text:p>9</text:p>
          </table:table-cell>
          <table:table-cell table:formula="of:=MIN(ABS([.S$7]-[.$C$2]);ABS([.$D21]-[.$C$3]))*3+ABS(ABS([.S$7]-[.$C$2])-ABS([.$D21]-[.$C$3]))*2" office:value-type="float" office:value="11" calcext:value-type="float">
            <text:p>11</text:p>
          </table:table-cell>
          <table:table-cell table:formula="of:=MIN(ABS([.T$7]-[.$C$2]);ABS([.$D21]-[.$C$3]))*3+ABS(ABS([.T$7]-[.$C$2])-ABS([.$D21]-[.$C$3]))*2" office:value-type="float" office:value="13" calcext:value-type="float">
            <text:p>13</text:p>
          </table:table-cell>
          <table:table-cell table:formula="of:=MIN(ABS([.U$7]-[.$C$2]);ABS([.$D21]-[.$C$3]))*3+ABS(ABS([.U$7]-[.$C$2])-ABS([.$D21]-[.$C$3]))*2" office:value-type="float" office:value="15" calcext:value-type="float">
            <text:p>15</text:p>
          </table:table-cell>
          <table:table-cell table:formula="of:=MIN(ABS([.V$7]-[.$C$2]);ABS([.$D21]-[.$C$3]))*3+ABS(ABS([.V$7]-[.$C$2])-ABS([.$D21]-[.$C$3]))*2" office:value-type="float" office:value="17" calcext:value-type="float">
            <text:p>17</text:p>
          </table:table-cell>
          <table:table-cell table:formula="of:=MIN(ABS([.W$7]-[.$C$2]);ABS([.$D21]-[.$C$3]))*3+ABS(ABS([.W$7]-[.$C$2])-ABS([.$D21]-[.$C$3]))*2" office:value-type="float" office:value="19" calcext:value-type="float">
            <text:p>19</text:p>
          </table:table-cell>
          <table:table-cell table:formula="of:=MIN(ABS([.X$7]-[.$C$2]);ABS([.$D21]-[.$C$3]))*3+ABS(ABS([.X$7]-[.$C$2])-ABS([.$D21]-[.$C$3]))*2" office:value-type="float" office:value="21" calcext:value-type="float">
            <text:p>21</text:p>
          </table:table-cell>
          <table:table-cell table:formula="of:=MIN(ABS([.Y$7]-[.$C$2]);ABS([.$D21]-[.$C$3]))*3+ABS(ABS([.Y$7]-[.$C$2])-ABS([.$D21]-[.$C$3]))*2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table:formula="of:=[.D21]+1" office:value-type="float" office:value="14" calcext:value-type="float">
            <text:p>14</text:p>
          </table:table-cell>
          <table:table-cell table:formula="of:=MIN(ABS([.E$7]-[.$C$2]);ABS([.$D22]-[.$C$3]))*3+ABS(ABS([.E$7]-[.$C$2])-ABS([.$D22]-[.$C$3]))*2" office:value-type="float" office:value="24" calcext:value-type="float">
            <text:p>24</text:p>
          </table:table-cell>
          <table:table-cell table:formula="of:=MIN(ABS([.F$7]-[.$C$2]);ABS([.$D22]-[.$C$3]))*3+ABS(ABS([.F$7]-[.$C$2])-ABS([.$D22]-[.$C$3]))*2" office:value-type="float" office:value="22" calcext:value-type="float">
            <text:p>22</text:p>
          </table:table-cell>
          <table:table-cell table:formula="of:=MIN(ABS([.G$7]-[.$C$2]);ABS([.$D22]-[.$C$3]))*3+ABS(ABS([.G$7]-[.$C$2])-ABS([.$D22]-[.$C$3]))*2" office:value-type="float" office:value="20" calcext:value-type="float">
            <text:p>20</text:p>
          </table:table-cell>
          <table:table-cell table:formula="of:=MIN(ABS([.H$7]-[.$C$2]);ABS([.$D22]-[.$C$3]))*3+ABS(ABS([.H$7]-[.$C$2])-ABS([.$D22]-[.$C$3]))*2" office:value-type="float" office:value="18" calcext:value-type="float">
            <text:p>18</text:p>
          </table:table-cell>
          <table:table-cell table:formula="of:=MIN(ABS([.I$7]-[.$C$2]);ABS([.$D22]-[.$C$3]))*3+ABS(ABS([.I$7]-[.$C$2])-ABS([.$D22]-[.$C$3]))*2" office:value-type="float" office:value="16" calcext:value-type="float">
            <text:p>16</text:p>
          </table:table-cell>
          <table:table-cell table:formula="of:=MIN(ABS([.J$7]-[.$C$2]);ABS([.$D22]-[.$C$3]))*3+ABS(ABS([.J$7]-[.$C$2])-ABS([.$D22]-[.$C$3]))*2" office:value-type="float" office:value="14" calcext:value-type="float">
            <text:p>14</text:p>
          </table:table-cell>
          <table:table-cell table:formula="of:=MIN(ABS([.K$7]-[.$C$2]);ABS([.$D22]-[.$C$3]))*3+ABS(ABS([.K$7]-[.$C$2])-ABS([.$D22]-[.$C$3]))*2" office:value-type="float" office:value="12" calcext:value-type="float">
            <text:p>12</text:p>
          </table:table-cell>
          <table:table-cell table:formula="of:=MIN(ABS([.L$7]-[.$C$2]);ABS([.$D22]-[.$C$3]))*3+ABS(ABS([.L$7]-[.$C$2])-ABS([.$D22]-[.$C$3]))*2" office:value-type="float" office:value="11" calcext:value-type="float">
            <text:p>11</text:p>
          </table:table-cell>
          <table:table-cell table:formula="of:=MIN(ABS([.M$7]-[.$C$2]);ABS([.$D22]-[.$C$3]))*3+ABS(ABS([.M$7]-[.$C$2])-ABS([.$D22]-[.$C$3]))*2" office:value-type="float" office:value="10" calcext:value-type="float">
            <text:p>10</text:p>
          </table:table-cell>
          <table:table-cell table:formula="of:=MIN(ABS([.N$7]-[.$C$2]);ABS([.$D22]-[.$C$3]))*3+ABS(ABS([.N$7]-[.$C$2])-ABS([.$D22]-[.$C$3]))*2" office:value-type="float" office:value="9" calcext:value-type="float">
            <text:p>9</text:p>
          </table:table-cell>
          <table:table-cell table:formula="of:=MIN(ABS([.O$7]-[.$C$2]);ABS([.$D22]-[.$C$3]))*3+ABS(ABS([.O$7]-[.$C$2])-ABS([.$D22]-[.$C$3]))*2" office:value-type="float" office:value="8" calcext:value-type="float">
            <text:p>8</text:p>
          </table:table-cell>
          <table:table-cell table:formula="of:=MIN(ABS([.P$7]-[.$C$2]);ABS([.$D22]-[.$C$3]))*3+ABS(ABS([.P$7]-[.$C$2])-ABS([.$D22]-[.$C$3]))*2" office:value-type="float" office:value="9" calcext:value-type="float">
            <text:p>9</text:p>
          </table:table-cell>
          <table:table-cell table:formula="of:=MIN(ABS([.Q$7]-[.$C$2]);ABS([.$D22]-[.$C$3]))*3+ABS(ABS([.Q$7]-[.$C$2])-ABS([.$D22]-[.$C$3]))*2" office:value-type="float" office:value="10" calcext:value-type="float">
            <text:p>10</text:p>
          </table:table-cell>
          <table:table-cell table:formula="of:=MIN(ABS([.R$7]-[.$C$2]);ABS([.$D22]-[.$C$3]))*3+ABS(ABS([.R$7]-[.$C$2])-ABS([.$D22]-[.$C$3]))*2" office:value-type="float" office:value="11" calcext:value-type="float">
            <text:p>11</text:p>
          </table:table-cell>
          <table:table-cell table:formula="of:=MIN(ABS([.S$7]-[.$C$2]);ABS([.$D22]-[.$C$3]))*3+ABS(ABS([.S$7]-[.$C$2])-ABS([.$D22]-[.$C$3]))*2" office:value-type="float" office:value="12" calcext:value-type="float">
            <text:p>12</text:p>
          </table:table-cell>
          <table:table-cell table:formula="of:=MIN(ABS([.T$7]-[.$C$2]);ABS([.$D22]-[.$C$3]))*3+ABS(ABS([.T$7]-[.$C$2])-ABS([.$D22]-[.$C$3]))*2" office:value-type="float" office:value="14" calcext:value-type="float">
            <text:p>14</text:p>
          </table:table-cell>
          <table:table-cell table:formula="of:=MIN(ABS([.U$7]-[.$C$2]);ABS([.$D22]-[.$C$3]))*3+ABS(ABS([.U$7]-[.$C$2])-ABS([.$D22]-[.$C$3]))*2" office:value-type="float" office:value="16" calcext:value-type="float">
            <text:p>16</text:p>
          </table:table-cell>
          <table:table-cell table:formula="of:=MIN(ABS([.V$7]-[.$C$2]);ABS([.$D22]-[.$C$3]))*3+ABS(ABS([.V$7]-[.$C$2])-ABS([.$D22]-[.$C$3]))*2" office:value-type="float" office:value="18" calcext:value-type="float">
            <text:p>18</text:p>
          </table:table-cell>
          <table:table-cell table:formula="of:=MIN(ABS([.W$7]-[.$C$2]);ABS([.$D22]-[.$C$3]))*3+ABS(ABS([.W$7]-[.$C$2])-ABS([.$D22]-[.$C$3]))*2" office:value-type="float" office:value="20" calcext:value-type="float">
            <text:p>20</text:p>
          </table:table-cell>
          <table:table-cell table:formula="of:=MIN(ABS([.X$7]-[.$C$2]);ABS([.$D22]-[.$C$3]))*3+ABS(ABS([.X$7]-[.$C$2])-ABS([.$D22]-[.$C$3]))*2" office:value-type="float" office:value="22" calcext:value-type="float">
            <text:p>22</text:p>
          </table:table-cell>
          <table:table-cell table:formula="of:=MIN(ABS([.Y$7]-[.$C$2]);ABS([.$D22]-[.$C$3]))*3+ABS(ABS([.Y$7]-[.$C$2])-ABS([.$D22]-[.$C$3]))*2"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table:formula="of:=[.D22]+1" office:value-type="float" office:value="15" calcext:value-type="float">
            <text:p>15</text:p>
          </table:table-cell>
          <table:table-cell table:formula="of:=MIN(ABS([.E$7]-[.$C$2]);ABS([.$D23]-[.$C$3]))*3+ABS(ABS([.E$7]-[.$C$2])-ABS([.$D23]-[.$C$3]))*2" office:value-type="float" office:value="25" calcext:value-type="float">
            <text:p>25</text:p>
          </table:table-cell>
          <table:table-cell table:formula="of:=MIN(ABS([.F$7]-[.$C$2]);ABS([.$D23]-[.$C$3]))*3+ABS(ABS([.F$7]-[.$C$2])-ABS([.$D23]-[.$C$3]))*2" office:value-type="float" office:value="23" calcext:value-type="float">
            <text:p>23</text:p>
          </table:table-cell>
          <table:table-cell table:formula="of:=MIN(ABS([.G$7]-[.$C$2]);ABS([.$D23]-[.$C$3]))*3+ABS(ABS([.G$7]-[.$C$2])-ABS([.$D23]-[.$C$3]))*2" office:value-type="float" office:value="21" calcext:value-type="float">
            <text:p>21</text:p>
          </table:table-cell>
          <table:table-cell table:formula="of:=MIN(ABS([.H$7]-[.$C$2]);ABS([.$D23]-[.$C$3]))*3+ABS(ABS([.H$7]-[.$C$2])-ABS([.$D23]-[.$C$3]))*2" office:value-type="float" office:value="19" calcext:value-type="float">
            <text:p>19</text:p>
          </table:table-cell>
          <table:table-cell table:formula="of:=MIN(ABS([.I$7]-[.$C$2]);ABS([.$D23]-[.$C$3]))*3+ABS(ABS([.I$7]-[.$C$2])-ABS([.$D23]-[.$C$3]))*2" office:value-type="float" office:value="17" calcext:value-type="float">
            <text:p>17</text:p>
          </table:table-cell>
          <table:table-cell table:formula="of:=MIN(ABS([.J$7]-[.$C$2]);ABS([.$D23]-[.$C$3]))*3+ABS(ABS([.J$7]-[.$C$2])-ABS([.$D23]-[.$C$3]))*2" office:value-type="float" office:value="15" calcext:value-type="float">
            <text:p>15</text:p>
          </table:table-cell>
          <table:table-cell table:formula="of:=MIN(ABS([.K$7]-[.$C$2]);ABS([.$D23]-[.$C$3]))*3+ABS(ABS([.K$7]-[.$C$2])-ABS([.$D23]-[.$C$3]))*2" office:value-type="float" office:value="14" calcext:value-type="float">
            <text:p>14</text:p>
          </table:table-cell>
          <table:table-cell table:formula="of:=MIN(ABS([.L$7]-[.$C$2]);ABS([.$D23]-[.$C$3]))*3+ABS(ABS([.L$7]-[.$C$2])-ABS([.$D23]-[.$C$3]))*2" office:value-type="float" office:value="13" calcext:value-type="float">
            <text:p>13</text:p>
          </table:table-cell>
          <table:table-cell table:formula="of:=MIN(ABS([.M$7]-[.$C$2]);ABS([.$D23]-[.$C$3]))*3+ABS(ABS([.M$7]-[.$C$2])-ABS([.$D23]-[.$C$3]))*2" office:value-type="float" office:value="12" calcext:value-type="float">
            <text:p>12</text:p>
          </table:table-cell>
          <table:table-cell table:formula="of:=MIN(ABS([.N$7]-[.$C$2]);ABS([.$D23]-[.$C$3]))*3+ABS(ABS([.N$7]-[.$C$2])-ABS([.$D23]-[.$C$3]))*2" office:value-type="float" office:value="11" calcext:value-type="float">
            <text:p>11</text:p>
          </table:table-cell>
          <table:table-cell table:formula="of:=MIN(ABS([.O$7]-[.$C$2]);ABS([.$D23]-[.$C$3]))*3+ABS(ABS([.O$7]-[.$C$2])-ABS([.$D23]-[.$C$3]))*2" office:value-type="float" office:value="10" calcext:value-type="float">
            <text:p>10</text:p>
          </table:table-cell>
          <table:table-cell table:formula="of:=MIN(ABS([.P$7]-[.$C$2]);ABS([.$D23]-[.$C$3]))*3+ABS(ABS([.P$7]-[.$C$2])-ABS([.$D23]-[.$C$3]))*2" office:value-type="float" office:value="11" calcext:value-type="float">
            <text:p>11</text:p>
          </table:table-cell>
          <table:table-cell table:formula="of:=MIN(ABS([.Q$7]-[.$C$2]);ABS([.$D23]-[.$C$3]))*3+ABS(ABS([.Q$7]-[.$C$2])-ABS([.$D23]-[.$C$3]))*2" office:value-type="float" office:value="12" calcext:value-type="float">
            <text:p>12</text:p>
          </table:table-cell>
          <table:table-cell table:formula="of:=MIN(ABS([.R$7]-[.$C$2]);ABS([.$D23]-[.$C$3]))*3+ABS(ABS([.R$7]-[.$C$2])-ABS([.$D23]-[.$C$3]))*2" office:value-type="float" office:value="13" calcext:value-type="float">
            <text:p>13</text:p>
          </table:table-cell>
          <table:table-cell table:formula="of:=MIN(ABS([.S$7]-[.$C$2]);ABS([.$D23]-[.$C$3]))*3+ABS(ABS([.S$7]-[.$C$2])-ABS([.$D23]-[.$C$3]))*2" office:value-type="float" office:value="14" calcext:value-type="float">
            <text:p>14</text:p>
          </table:table-cell>
          <table:table-cell table:formula="of:=MIN(ABS([.T$7]-[.$C$2]);ABS([.$D23]-[.$C$3]))*3+ABS(ABS([.T$7]-[.$C$2])-ABS([.$D23]-[.$C$3]))*2" office:value-type="float" office:value="15" calcext:value-type="float">
            <text:p>15</text:p>
          </table:table-cell>
          <table:table-cell table:formula="of:=MIN(ABS([.U$7]-[.$C$2]);ABS([.$D23]-[.$C$3]))*3+ABS(ABS([.U$7]-[.$C$2])-ABS([.$D23]-[.$C$3]))*2" office:value-type="float" office:value="17" calcext:value-type="float">
            <text:p>17</text:p>
          </table:table-cell>
          <table:table-cell table:formula="of:=MIN(ABS([.V$7]-[.$C$2]);ABS([.$D23]-[.$C$3]))*3+ABS(ABS([.V$7]-[.$C$2])-ABS([.$D23]-[.$C$3]))*2" office:value-type="float" office:value="19" calcext:value-type="float">
            <text:p>19</text:p>
          </table:table-cell>
          <table:table-cell table:formula="of:=MIN(ABS([.W$7]-[.$C$2]);ABS([.$D23]-[.$C$3]))*3+ABS(ABS([.W$7]-[.$C$2])-ABS([.$D23]-[.$C$3]))*2" office:value-type="float" office:value="21" calcext:value-type="float">
            <text:p>21</text:p>
          </table:table-cell>
          <table:table-cell table:formula="of:=MIN(ABS([.X$7]-[.$C$2]);ABS([.$D23]-[.$C$3]))*3+ABS(ABS([.X$7]-[.$C$2])-ABS([.$D23]-[.$C$3]))*2" office:value-type="float" office:value="23" calcext:value-type="float">
            <text:p>23</text:p>
          </table:table-cell>
          <table:table-cell table:formula="of:=MIN(ABS([.Y$7]-[.$C$2]);ABS([.$D23]-[.$C$3]))*3+ABS(ABS([.Y$7]-[.$C$2])-ABS([.$D23]-[.$C$3]))*2"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table:formula="of:=[.D23]+1" office:value-type="float" office:value="16" calcext:value-type="float">
            <text:p>16</text:p>
          </table:table-cell>
          <table:table-cell table:formula="of:=MIN(ABS([.E$7]-[.$C$2]);ABS([.$D24]-[.$C$3]))*3+ABS(ABS([.E$7]-[.$C$2])-ABS([.$D24]-[.$C$3]))*2" office:value-type="float" office:value="26" calcext:value-type="float">
            <text:p>26</text:p>
          </table:table-cell>
          <table:table-cell table:formula="of:=MIN(ABS([.F$7]-[.$C$2]);ABS([.$D24]-[.$C$3]))*3+ABS(ABS([.F$7]-[.$C$2])-ABS([.$D24]-[.$C$3]))*2" office:value-type="float" office:value="24" calcext:value-type="float">
            <text:p>24</text:p>
          </table:table-cell>
          <table:table-cell table:formula="of:=MIN(ABS([.G$7]-[.$C$2]);ABS([.$D24]-[.$C$3]))*3+ABS(ABS([.G$7]-[.$C$2])-ABS([.$D24]-[.$C$3]))*2" office:value-type="float" office:value="22" calcext:value-type="float">
            <text:p>22</text:p>
          </table:table-cell>
          <table:table-cell table:formula="of:=MIN(ABS([.H$7]-[.$C$2]);ABS([.$D24]-[.$C$3]))*3+ABS(ABS([.H$7]-[.$C$2])-ABS([.$D24]-[.$C$3]))*2" office:value-type="float" office:value="20" calcext:value-type="float">
            <text:p>20</text:p>
          </table:table-cell>
          <table:table-cell table:formula="of:=MIN(ABS([.I$7]-[.$C$2]);ABS([.$D24]-[.$C$3]))*3+ABS(ABS([.I$7]-[.$C$2])-ABS([.$D24]-[.$C$3]))*2" office:value-type="float" office:value="18" calcext:value-type="float">
            <text:p>18</text:p>
          </table:table-cell>
          <table:table-cell table:formula="of:=MIN(ABS([.J$7]-[.$C$2]);ABS([.$D24]-[.$C$3]))*3+ABS(ABS([.J$7]-[.$C$2])-ABS([.$D24]-[.$C$3]))*2" office:value-type="float" office:value="17" calcext:value-type="float">
            <text:p>17</text:p>
          </table:table-cell>
          <table:table-cell table:formula="of:=MIN(ABS([.K$7]-[.$C$2]);ABS([.$D24]-[.$C$3]))*3+ABS(ABS([.K$7]-[.$C$2])-ABS([.$D24]-[.$C$3]))*2" office:value-type="float" office:value="16" calcext:value-type="float">
            <text:p>16</text:p>
          </table:table-cell>
          <table:table-cell table:formula="of:=MIN(ABS([.L$7]-[.$C$2]);ABS([.$D24]-[.$C$3]))*3+ABS(ABS([.L$7]-[.$C$2])-ABS([.$D24]-[.$C$3]))*2" office:value-type="float" office:value="15" calcext:value-type="float">
            <text:p>15</text:p>
          </table:table-cell>
          <table:table-cell table:formula="of:=MIN(ABS([.M$7]-[.$C$2]);ABS([.$D24]-[.$C$3]))*3+ABS(ABS([.M$7]-[.$C$2])-ABS([.$D24]-[.$C$3]))*2" office:value-type="float" office:value="14" calcext:value-type="float">
            <text:p>14</text:p>
          </table:table-cell>
          <table:table-cell table:formula="of:=MIN(ABS([.N$7]-[.$C$2]);ABS([.$D24]-[.$C$3]))*3+ABS(ABS([.N$7]-[.$C$2])-ABS([.$D24]-[.$C$3]))*2" office:value-type="float" office:value="13" calcext:value-type="float">
            <text:p>13</text:p>
          </table:table-cell>
          <table:table-cell table:formula="of:=MIN(ABS([.O$7]-[.$C$2]);ABS([.$D24]-[.$C$3]))*3+ABS(ABS([.O$7]-[.$C$2])-ABS([.$D24]-[.$C$3]))*2" office:value-type="float" office:value="12" calcext:value-type="float">
            <text:p>12</text:p>
          </table:table-cell>
          <table:table-cell table:formula="of:=MIN(ABS([.P$7]-[.$C$2]);ABS([.$D24]-[.$C$3]))*3+ABS(ABS([.P$7]-[.$C$2])-ABS([.$D24]-[.$C$3]))*2" office:value-type="float" office:value="13" calcext:value-type="float">
            <text:p>13</text:p>
          </table:table-cell>
          <table:table-cell table:formula="of:=MIN(ABS([.Q$7]-[.$C$2]);ABS([.$D24]-[.$C$3]))*3+ABS(ABS([.Q$7]-[.$C$2])-ABS([.$D24]-[.$C$3]))*2" office:value-type="float" office:value="14" calcext:value-type="float">
            <text:p>14</text:p>
          </table:table-cell>
          <table:table-cell table:formula="of:=MIN(ABS([.R$7]-[.$C$2]);ABS([.$D24]-[.$C$3]))*3+ABS(ABS([.R$7]-[.$C$2])-ABS([.$D24]-[.$C$3]))*2" office:value-type="float" office:value="15" calcext:value-type="float">
            <text:p>15</text:p>
          </table:table-cell>
          <table:table-cell table:formula="of:=MIN(ABS([.S$7]-[.$C$2]);ABS([.$D24]-[.$C$3]))*3+ABS(ABS([.S$7]-[.$C$2])-ABS([.$D24]-[.$C$3]))*2" office:value-type="float" office:value="16" calcext:value-type="float">
            <text:p>16</text:p>
          </table:table-cell>
          <table:table-cell table:formula="of:=MIN(ABS([.T$7]-[.$C$2]);ABS([.$D24]-[.$C$3]))*3+ABS(ABS([.T$7]-[.$C$2])-ABS([.$D24]-[.$C$3]))*2" office:value-type="float" office:value="17" calcext:value-type="float">
            <text:p>17</text:p>
          </table:table-cell>
          <table:table-cell table:formula="of:=MIN(ABS([.U$7]-[.$C$2]);ABS([.$D24]-[.$C$3]))*3+ABS(ABS([.U$7]-[.$C$2])-ABS([.$D24]-[.$C$3]))*2" office:value-type="float" office:value="18" calcext:value-type="float">
            <text:p>18</text:p>
          </table:table-cell>
          <table:table-cell table:formula="of:=MIN(ABS([.V$7]-[.$C$2]);ABS([.$D24]-[.$C$3]))*3+ABS(ABS([.V$7]-[.$C$2])-ABS([.$D24]-[.$C$3]))*2" office:value-type="float" office:value="20" calcext:value-type="float">
            <text:p>20</text:p>
          </table:table-cell>
          <table:table-cell table:formula="of:=MIN(ABS([.W$7]-[.$C$2]);ABS([.$D24]-[.$C$3]))*3+ABS(ABS([.W$7]-[.$C$2])-ABS([.$D24]-[.$C$3]))*2" office:value-type="float" office:value="22" calcext:value-type="float">
            <text:p>22</text:p>
          </table:table-cell>
          <table:table-cell table:formula="of:=MIN(ABS([.X$7]-[.$C$2]);ABS([.$D24]-[.$C$3]))*3+ABS(ABS([.X$7]-[.$C$2])-ABS([.$D24]-[.$C$3]))*2" office:value-type="float" office:value="24" calcext:value-type="float">
            <text:p>24</text:p>
          </table:table-cell>
          <table:table-cell table:formula="of:=MIN(ABS([.Y$7]-[.$C$2]);ABS([.$D24]-[.$C$3]))*3+ABS(ABS([.Y$7]-[.$C$2])-ABS([.$D24]-[.$C$3]))*2"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table:formula="of:=[.D24]+1" office:value-type="float" office:value="17" calcext:value-type="float">
            <text:p>17</text:p>
          </table:table-cell>
          <table:table-cell table:formula="of:=MIN(ABS([.E$7]-[.$C$2]);ABS([.$D25]-[.$C$3]))*3+ABS(ABS([.E$7]-[.$C$2])-ABS([.$D25]-[.$C$3]))*2" office:value-type="float" office:value="27" calcext:value-type="float">
            <text:p>27</text:p>
          </table:table-cell>
          <table:table-cell table:formula="of:=MIN(ABS([.F$7]-[.$C$2]);ABS([.$D25]-[.$C$3]))*3+ABS(ABS([.F$7]-[.$C$2])-ABS([.$D25]-[.$C$3]))*2" office:value-type="float" office:value="25" calcext:value-type="float">
            <text:p>25</text:p>
          </table:table-cell>
          <table:table-cell table:formula="of:=MIN(ABS([.G$7]-[.$C$2]);ABS([.$D25]-[.$C$3]))*3+ABS(ABS([.G$7]-[.$C$2])-ABS([.$D25]-[.$C$3]))*2" office:value-type="float" office:value="23" calcext:value-type="float">
            <text:p>23</text:p>
          </table:table-cell>
          <table:table-cell table:formula="of:=MIN(ABS([.H$7]-[.$C$2]);ABS([.$D25]-[.$C$3]))*3+ABS(ABS([.H$7]-[.$C$2])-ABS([.$D25]-[.$C$3]))*2" office:value-type="float" office:value="21" calcext:value-type="float">
            <text:p>21</text:p>
          </table:table-cell>
          <table:table-cell table:formula="of:=MIN(ABS([.I$7]-[.$C$2]);ABS([.$D25]-[.$C$3]))*3+ABS(ABS([.I$7]-[.$C$2])-ABS([.$D25]-[.$C$3]))*2" office:value-type="float" office:value="20" calcext:value-type="float">
            <text:p>20</text:p>
          </table:table-cell>
          <table:table-cell table:formula="of:=MIN(ABS([.J$7]-[.$C$2]);ABS([.$D25]-[.$C$3]))*3+ABS(ABS([.J$7]-[.$C$2])-ABS([.$D25]-[.$C$3]))*2" office:value-type="float" office:value="19" calcext:value-type="float">
            <text:p>19</text:p>
          </table:table-cell>
          <table:table-cell table:formula="of:=MIN(ABS([.K$7]-[.$C$2]);ABS([.$D25]-[.$C$3]))*3+ABS(ABS([.K$7]-[.$C$2])-ABS([.$D25]-[.$C$3]))*2" office:value-type="float" office:value="18" calcext:value-type="float">
            <text:p>18</text:p>
          </table:table-cell>
          <table:table-cell table:formula="of:=MIN(ABS([.L$7]-[.$C$2]);ABS([.$D25]-[.$C$3]))*3+ABS(ABS([.L$7]-[.$C$2])-ABS([.$D25]-[.$C$3]))*2" office:value-type="float" office:value="17" calcext:value-type="float">
            <text:p>17</text:p>
          </table:table-cell>
          <table:table-cell table:formula="of:=MIN(ABS([.M$7]-[.$C$2]);ABS([.$D25]-[.$C$3]))*3+ABS(ABS([.M$7]-[.$C$2])-ABS([.$D25]-[.$C$3]))*2" office:value-type="float" office:value="16" calcext:value-type="float">
            <text:p>16</text:p>
          </table:table-cell>
          <table:table-cell table:formula="of:=MIN(ABS([.N$7]-[.$C$2]);ABS([.$D25]-[.$C$3]))*3+ABS(ABS([.N$7]-[.$C$2])-ABS([.$D25]-[.$C$3]))*2" office:value-type="float" office:value="15" calcext:value-type="float">
            <text:p>15</text:p>
          </table:table-cell>
          <table:table-cell table:formula="of:=MIN(ABS([.O$7]-[.$C$2]);ABS([.$D25]-[.$C$3]))*3+ABS(ABS([.O$7]-[.$C$2])-ABS([.$D25]-[.$C$3]))*2" office:value-type="float" office:value="14" calcext:value-type="float">
            <text:p>14</text:p>
          </table:table-cell>
          <table:table-cell table:formula="of:=MIN(ABS([.P$7]-[.$C$2]);ABS([.$D25]-[.$C$3]))*3+ABS(ABS([.P$7]-[.$C$2])-ABS([.$D25]-[.$C$3]))*2" office:value-type="float" office:value="15" calcext:value-type="float">
            <text:p>15</text:p>
          </table:table-cell>
          <table:table-cell table:formula="of:=MIN(ABS([.Q$7]-[.$C$2]);ABS([.$D25]-[.$C$3]))*3+ABS(ABS([.Q$7]-[.$C$2])-ABS([.$D25]-[.$C$3]))*2" office:value-type="float" office:value="16" calcext:value-type="float">
            <text:p>16</text:p>
          </table:table-cell>
          <table:table-cell table:formula="of:=MIN(ABS([.R$7]-[.$C$2]);ABS([.$D25]-[.$C$3]))*3+ABS(ABS([.R$7]-[.$C$2])-ABS([.$D25]-[.$C$3]))*2" office:value-type="float" office:value="17" calcext:value-type="float">
            <text:p>17</text:p>
          </table:table-cell>
          <table:table-cell table:formula="of:=MIN(ABS([.S$7]-[.$C$2]);ABS([.$D25]-[.$C$3]))*3+ABS(ABS([.S$7]-[.$C$2])-ABS([.$D25]-[.$C$3]))*2" office:value-type="float" office:value="18" calcext:value-type="float">
            <text:p>18</text:p>
          </table:table-cell>
          <table:table-cell table:formula="of:=MIN(ABS([.T$7]-[.$C$2]);ABS([.$D25]-[.$C$3]))*3+ABS(ABS([.T$7]-[.$C$2])-ABS([.$D25]-[.$C$3]))*2" office:value-type="float" office:value="19" calcext:value-type="float">
            <text:p>19</text:p>
          </table:table-cell>
          <table:table-cell table:formula="of:=MIN(ABS([.U$7]-[.$C$2]);ABS([.$D25]-[.$C$3]))*3+ABS(ABS([.U$7]-[.$C$2])-ABS([.$D25]-[.$C$3]))*2" office:value-type="float" office:value="20" calcext:value-type="float">
            <text:p>20</text:p>
          </table:table-cell>
          <table:table-cell table:formula="of:=MIN(ABS([.V$7]-[.$C$2]);ABS([.$D25]-[.$C$3]))*3+ABS(ABS([.V$7]-[.$C$2])-ABS([.$D25]-[.$C$3]))*2" office:value-type="float" office:value="21" calcext:value-type="float">
            <text:p>21</text:p>
          </table:table-cell>
          <table:table-cell table:formula="of:=MIN(ABS([.W$7]-[.$C$2]);ABS([.$D25]-[.$C$3]))*3+ABS(ABS([.W$7]-[.$C$2])-ABS([.$D25]-[.$C$3]))*2" office:value-type="float" office:value="23" calcext:value-type="float">
            <text:p>23</text:p>
          </table:table-cell>
          <table:table-cell table:formula="of:=MIN(ABS([.X$7]-[.$C$2]);ABS([.$D25]-[.$C$3]))*3+ABS(ABS([.X$7]-[.$C$2])-ABS([.$D25]-[.$C$3]))*2" office:value-type="float" office:value="25" calcext:value-type="float">
            <text:p>25</text:p>
          </table:table-cell>
          <table:table-cell table:formula="of:=MIN(ABS([.Y$7]-[.$C$2]);ABS([.$D25]-[.$C$3]))*3+ABS(ABS([.Y$7]-[.$C$2])-ABS([.$D25]-[.$C$3]))*2"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table:formula="of:=[.D25]+1" office:value-type="float" office:value="18" calcext:value-type="float">
            <text:p>18</text:p>
          </table:table-cell>
          <table:table-cell table:formula="of:=MIN(ABS([.E$7]-[.$C$2]);ABS([.$D26]-[.$C$3]))*3+ABS(ABS([.E$7]-[.$C$2])-ABS([.$D26]-[.$C$3]))*2" office:value-type="float" office:value="28" calcext:value-type="float">
            <text:p>28</text:p>
          </table:table-cell>
          <table:table-cell table:formula="of:=MIN(ABS([.F$7]-[.$C$2]);ABS([.$D26]-[.$C$3]))*3+ABS(ABS([.F$7]-[.$C$2])-ABS([.$D26]-[.$C$3]))*2" office:value-type="float" office:value="26" calcext:value-type="float">
            <text:p>26</text:p>
          </table:table-cell>
          <table:table-cell table:formula="of:=MIN(ABS([.G$7]-[.$C$2]);ABS([.$D26]-[.$C$3]))*3+ABS(ABS([.G$7]-[.$C$2])-ABS([.$D26]-[.$C$3]))*2" office:value-type="float" office:value="24" calcext:value-type="float">
            <text:p>24</text:p>
          </table:table-cell>
          <table:table-cell table:formula="of:=MIN(ABS([.H$7]-[.$C$2]);ABS([.$D26]-[.$C$3]))*3+ABS(ABS([.H$7]-[.$C$2])-ABS([.$D26]-[.$C$3]))*2" office:value-type="float" office:value="23" calcext:value-type="float">
            <text:p>23</text:p>
          </table:table-cell>
          <table:table-cell table:formula="of:=MIN(ABS([.I$7]-[.$C$2]);ABS([.$D26]-[.$C$3]))*3+ABS(ABS([.I$7]-[.$C$2])-ABS([.$D26]-[.$C$3]))*2" office:value-type="float" office:value="22" calcext:value-type="float">
            <text:p>22</text:p>
          </table:table-cell>
          <table:table-cell table:formula="of:=MIN(ABS([.J$7]-[.$C$2]);ABS([.$D26]-[.$C$3]))*3+ABS(ABS([.J$7]-[.$C$2])-ABS([.$D26]-[.$C$3]))*2" office:value-type="float" office:value="21" calcext:value-type="float">
            <text:p>21</text:p>
          </table:table-cell>
          <table:table-cell table:formula="of:=MIN(ABS([.K$7]-[.$C$2]);ABS([.$D26]-[.$C$3]))*3+ABS(ABS([.K$7]-[.$C$2])-ABS([.$D26]-[.$C$3]))*2" office:value-type="float" office:value="20" calcext:value-type="float">
            <text:p>20</text:p>
          </table:table-cell>
          <table:table-cell table:formula="of:=MIN(ABS([.L$7]-[.$C$2]);ABS([.$D26]-[.$C$3]))*3+ABS(ABS([.L$7]-[.$C$2])-ABS([.$D26]-[.$C$3]))*2" office:value-type="float" office:value="19" calcext:value-type="float">
            <text:p>19</text:p>
          </table:table-cell>
          <table:table-cell table:formula="of:=MIN(ABS([.M$7]-[.$C$2]);ABS([.$D26]-[.$C$3]))*3+ABS(ABS([.M$7]-[.$C$2])-ABS([.$D26]-[.$C$3]))*2" office:value-type="float" office:value="18" calcext:value-type="float">
            <text:p>18</text:p>
          </table:table-cell>
          <table:table-cell table:formula="of:=MIN(ABS([.N$7]-[.$C$2]);ABS([.$D26]-[.$C$3]))*3+ABS(ABS([.N$7]-[.$C$2])-ABS([.$D26]-[.$C$3]))*2" office:value-type="float" office:value="17" calcext:value-type="float">
            <text:p>17</text:p>
          </table:table-cell>
          <table:table-cell table:formula="of:=MIN(ABS([.O$7]-[.$C$2]);ABS([.$D26]-[.$C$3]))*3+ABS(ABS([.O$7]-[.$C$2])-ABS([.$D26]-[.$C$3]))*2" office:value-type="float" office:value="16" calcext:value-type="float">
            <text:p>16</text:p>
          </table:table-cell>
          <table:table-cell table:formula="of:=MIN(ABS([.P$7]-[.$C$2]);ABS([.$D26]-[.$C$3]))*3+ABS(ABS([.P$7]-[.$C$2])-ABS([.$D26]-[.$C$3]))*2" office:value-type="float" office:value="17" calcext:value-type="float">
            <text:p>17</text:p>
          </table:table-cell>
          <table:table-cell table:formula="of:=MIN(ABS([.Q$7]-[.$C$2]);ABS([.$D26]-[.$C$3]))*3+ABS(ABS([.Q$7]-[.$C$2])-ABS([.$D26]-[.$C$3]))*2" office:value-type="float" office:value="18" calcext:value-type="float">
            <text:p>18</text:p>
          </table:table-cell>
          <table:table-cell table:formula="of:=MIN(ABS([.R$7]-[.$C$2]);ABS([.$D26]-[.$C$3]))*3+ABS(ABS([.R$7]-[.$C$2])-ABS([.$D26]-[.$C$3]))*2" office:value-type="float" office:value="19" calcext:value-type="float">
            <text:p>19</text:p>
          </table:table-cell>
          <table:table-cell table:formula="of:=MIN(ABS([.S$7]-[.$C$2]);ABS([.$D26]-[.$C$3]))*3+ABS(ABS([.S$7]-[.$C$2])-ABS([.$D26]-[.$C$3]))*2" office:value-type="float" office:value="20" calcext:value-type="float">
            <text:p>20</text:p>
          </table:table-cell>
          <table:table-cell table:formula="of:=MIN(ABS([.T$7]-[.$C$2]);ABS([.$D26]-[.$C$3]))*3+ABS(ABS([.T$7]-[.$C$2])-ABS([.$D26]-[.$C$3]))*2" office:value-type="float" office:value="21" calcext:value-type="float">
            <text:p>21</text:p>
          </table:table-cell>
          <table:table-cell table:formula="of:=MIN(ABS([.U$7]-[.$C$2]);ABS([.$D26]-[.$C$3]))*3+ABS(ABS([.U$7]-[.$C$2])-ABS([.$D26]-[.$C$3]))*2" office:value-type="float" office:value="22" calcext:value-type="float">
            <text:p>22</text:p>
          </table:table-cell>
          <table:table-cell table:formula="of:=MIN(ABS([.V$7]-[.$C$2]);ABS([.$D26]-[.$C$3]))*3+ABS(ABS([.V$7]-[.$C$2])-ABS([.$D26]-[.$C$3]))*2" office:value-type="float" office:value="23" calcext:value-type="float">
            <text:p>23</text:p>
          </table:table-cell>
          <table:table-cell table:formula="of:=MIN(ABS([.W$7]-[.$C$2]);ABS([.$D26]-[.$C$3]))*3+ABS(ABS([.W$7]-[.$C$2])-ABS([.$D26]-[.$C$3]))*2" office:value-type="float" office:value="24" calcext:value-type="float">
            <text:p>24</text:p>
          </table:table-cell>
          <table:table-cell table:formula="of:=MIN(ABS([.X$7]-[.$C$2]);ABS([.$D26]-[.$C$3]))*3+ABS(ABS([.X$7]-[.$C$2])-ABS([.$D26]-[.$C$3]))*2" office:value-type="float" office:value="26" calcext:value-type="float">
            <text:p>26</text:p>
          </table:table-cell>
          <table:table-cell table:formula="of:=MIN(ABS([.Y$7]-[.$C$2]);ABS([.$D26]-[.$C$3]))*3+ABS(ABS([.Y$7]-[.$C$2])-ABS([.$D26]-[.$C$3]))*2"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table:formula="of:=[.D26]+1" office:value-type="float" office:value="19" calcext:value-type="float">
            <text:p>19</text:p>
          </table:table-cell>
          <table:table-cell table:formula="of:=MIN(ABS([.E$7]-[.$C$2]);ABS([.$D27]-[.$C$3]))*3+ABS(ABS([.E$7]-[.$C$2])-ABS([.$D27]-[.$C$3]))*2" office:value-type="float" office:value="29" calcext:value-type="float">
            <text:p>29</text:p>
          </table:table-cell>
          <table:table-cell table:formula="of:=MIN(ABS([.F$7]-[.$C$2]);ABS([.$D27]-[.$C$3]))*3+ABS(ABS([.F$7]-[.$C$2])-ABS([.$D27]-[.$C$3]))*2" office:value-type="float" office:value="27" calcext:value-type="float">
            <text:p>27</text:p>
          </table:table-cell>
          <table:table-cell table:formula="of:=MIN(ABS([.G$7]-[.$C$2]);ABS([.$D27]-[.$C$3]))*3+ABS(ABS([.G$7]-[.$C$2])-ABS([.$D27]-[.$C$3]))*2" office:value-type="float" office:value="26" calcext:value-type="float">
            <text:p>26</text:p>
          </table:table-cell>
          <table:table-cell table:formula="of:=MIN(ABS([.H$7]-[.$C$2]);ABS([.$D27]-[.$C$3]))*3+ABS(ABS([.H$7]-[.$C$2])-ABS([.$D27]-[.$C$3]))*2" office:value-type="float" office:value="25" calcext:value-type="float">
            <text:p>25</text:p>
          </table:table-cell>
          <table:table-cell table:formula="of:=MIN(ABS([.I$7]-[.$C$2]);ABS([.$D27]-[.$C$3]))*3+ABS(ABS([.I$7]-[.$C$2])-ABS([.$D27]-[.$C$3]))*2" office:value-type="float" office:value="24" calcext:value-type="float">
            <text:p>24</text:p>
          </table:table-cell>
          <table:table-cell table:formula="of:=MIN(ABS([.J$7]-[.$C$2]);ABS([.$D27]-[.$C$3]))*3+ABS(ABS([.J$7]-[.$C$2])-ABS([.$D27]-[.$C$3]))*2" office:value-type="float" office:value="23" calcext:value-type="float">
            <text:p>23</text:p>
          </table:table-cell>
          <table:table-cell table:formula="of:=MIN(ABS([.K$7]-[.$C$2]);ABS([.$D27]-[.$C$3]))*3+ABS(ABS([.K$7]-[.$C$2])-ABS([.$D27]-[.$C$3]))*2" office:value-type="float" office:value="22" calcext:value-type="float">
            <text:p>22</text:p>
          </table:table-cell>
          <table:table-cell table:formula="of:=MIN(ABS([.L$7]-[.$C$2]);ABS([.$D27]-[.$C$3]))*3+ABS(ABS([.L$7]-[.$C$2])-ABS([.$D27]-[.$C$3]))*2" office:value-type="float" office:value="21" calcext:value-type="float">
            <text:p>21</text:p>
          </table:table-cell>
          <table:table-cell table:formula="of:=MIN(ABS([.M$7]-[.$C$2]);ABS([.$D27]-[.$C$3]))*3+ABS(ABS([.M$7]-[.$C$2])-ABS([.$D27]-[.$C$3]))*2" office:value-type="float" office:value="20" calcext:value-type="float">
            <text:p>20</text:p>
          </table:table-cell>
          <table:table-cell table:formula="of:=MIN(ABS([.N$7]-[.$C$2]);ABS([.$D27]-[.$C$3]))*3+ABS(ABS([.N$7]-[.$C$2])-ABS([.$D27]-[.$C$3]))*2" office:value-type="float" office:value="19" calcext:value-type="float">
            <text:p>19</text:p>
          </table:table-cell>
          <table:table-cell table:formula="of:=MIN(ABS([.O$7]-[.$C$2]);ABS([.$D27]-[.$C$3]))*3+ABS(ABS([.O$7]-[.$C$2])-ABS([.$D27]-[.$C$3]))*2" office:value-type="float" office:value="18" calcext:value-type="float">
            <text:p>18</text:p>
          </table:table-cell>
          <table:table-cell table:formula="of:=MIN(ABS([.P$7]-[.$C$2]);ABS([.$D27]-[.$C$3]))*3+ABS(ABS([.P$7]-[.$C$2])-ABS([.$D27]-[.$C$3]))*2" office:value-type="float" office:value="19" calcext:value-type="float">
            <text:p>19</text:p>
          </table:table-cell>
          <table:table-cell table:formula="of:=MIN(ABS([.Q$7]-[.$C$2]);ABS([.$D27]-[.$C$3]))*3+ABS(ABS([.Q$7]-[.$C$2])-ABS([.$D27]-[.$C$3]))*2" office:value-type="float" office:value="20" calcext:value-type="float">
            <text:p>20</text:p>
          </table:table-cell>
          <table:table-cell table:formula="of:=MIN(ABS([.R$7]-[.$C$2]);ABS([.$D27]-[.$C$3]))*3+ABS(ABS([.R$7]-[.$C$2])-ABS([.$D27]-[.$C$3]))*2" office:value-type="float" office:value="21" calcext:value-type="float">
            <text:p>21</text:p>
          </table:table-cell>
          <table:table-cell table:formula="of:=MIN(ABS([.S$7]-[.$C$2]);ABS([.$D27]-[.$C$3]))*3+ABS(ABS([.S$7]-[.$C$2])-ABS([.$D27]-[.$C$3]))*2" office:value-type="float" office:value="22" calcext:value-type="float">
            <text:p>22</text:p>
          </table:table-cell>
          <table:table-cell table:formula="of:=MIN(ABS([.T$7]-[.$C$2]);ABS([.$D27]-[.$C$3]))*3+ABS(ABS([.T$7]-[.$C$2])-ABS([.$D27]-[.$C$3]))*2" office:value-type="float" office:value="23" calcext:value-type="float">
            <text:p>23</text:p>
          </table:table-cell>
          <table:table-cell table:formula="of:=MIN(ABS([.U$7]-[.$C$2]);ABS([.$D27]-[.$C$3]))*3+ABS(ABS([.U$7]-[.$C$2])-ABS([.$D27]-[.$C$3]))*2" office:value-type="float" office:value="24" calcext:value-type="float">
            <text:p>24</text:p>
          </table:table-cell>
          <table:table-cell table:formula="of:=MIN(ABS([.V$7]-[.$C$2]);ABS([.$D27]-[.$C$3]))*3+ABS(ABS([.V$7]-[.$C$2])-ABS([.$D27]-[.$C$3]))*2" office:value-type="float" office:value="25" calcext:value-type="float">
            <text:p>25</text:p>
          </table:table-cell>
          <table:table-cell table:formula="of:=MIN(ABS([.W$7]-[.$C$2]);ABS([.$D27]-[.$C$3]))*3+ABS(ABS([.W$7]-[.$C$2])-ABS([.$D27]-[.$C$3]))*2" office:value-type="float" office:value="26" calcext:value-type="float">
            <text:p>26</text:p>
          </table:table-cell>
          <table:table-cell table:formula="of:=MIN(ABS([.X$7]-[.$C$2]);ABS([.$D27]-[.$C$3]))*3+ABS(ABS([.X$7]-[.$C$2])-ABS([.$D27]-[.$C$3]))*2" office:value-type="float" office:value="27" calcext:value-type="float">
            <text:p>27</text:p>
          </table:table-cell>
          <table:table-cell table:formula="of:=MIN(ABS([.Y$7]-[.$C$2]);ABS([.$D27]-[.$C$3]))*3+ABS(ABS([.Y$7]-[.$C$2])-ABS([.$D27]-[.$C$3]))*2"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table:formula="of:=[.D27]+1" office:value-type="float" office:value="20" calcext:value-type="float">
            <text:p>20</text:p>
          </table:table-cell>
          <table:table-cell table:formula="of:=MIN(ABS([.E$7]-[.$C$2]);ABS([.$D28]-[.$C$3]))*3+ABS(ABS([.E$7]-[.$C$2])-ABS([.$D28]-[.$C$3]))*2" office:value-type="float" office:value="30" calcext:value-type="float">
            <text:p>30</text:p>
          </table:table-cell>
          <table:table-cell table:formula="of:=MIN(ABS([.F$7]-[.$C$2]);ABS([.$D28]-[.$C$3]))*3+ABS(ABS([.F$7]-[.$C$2])-ABS([.$D28]-[.$C$3]))*2" office:value-type="float" office:value="29" calcext:value-type="float">
            <text:p>29</text:p>
          </table:table-cell>
          <table:table-cell table:formula="of:=MIN(ABS([.G$7]-[.$C$2]);ABS([.$D28]-[.$C$3]))*3+ABS(ABS([.G$7]-[.$C$2])-ABS([.$D28]-[.$C$3]))*2" office:value-type="float" office:value="28" calcext:value-type="float">
            <text:p>28</text:p>
          </table:table-cell>
          <table:table-cell table:formula="of:=MIN(ABS([.H$7]-[.$C$2]);ABS([.$D28]-[.$C$3]))*3+ABS(ABS([.H$7]-[.$C$2])-ABS([.$D28]-[.$C$3]))*2" office:value-type="float" office:value="27" calcext:value-type="float">
            <text:p>27</text:p>
          </table:table-cell>
          <table:table-cell table:formula="of:=MIN(ABS([.I$7]-[.$C$2]);ABS([.$D28]-[.$C$3]))*3+ABS(ABS([.I$7]-[.$C$2])-ABS([.$D28]-[.$C$3]))*2" office:value-type="float" office:value="26" calcext:value-type="float">
            <text:p>26</text:p>
          </table:table-cell>
          <table:table-cell table:formula="of:=MIN(ABS([.J$7]-[.$C$2]);ABS([.$D28]-[.$C$3]))*3+ABS(ABS([.J$7]-[.$C$2])-ABS([.$D28]-[.$C$3]))*2" office:value-type="float" office:value="25" calcext:value-type="float">
            <text:p>25</text:p>
          </table:table-cell>
          <table:table-cell table:formula="of:=MIN(ABS([.K$7]-[.$C$2]);ABS([.$D28]-[.$C$3]))*3+ABS(ABS([.K$7]-[.$C$2])-ABS([.$D28]-[.$C$3]))*2" office:value-type="float" office:value="24" calcext:value-type="float">
            <text:p>24</text:p>
          </table:table-cell>
          <table:table-cell table:formula="of:=MIN(ABS([.L$7]-[.$C$2]);ABS([.$D28]-[.$C$3]))*3+ABS(ABS([.L$7]-[.$C$2])-ABS([.$D28]-[.$C$3]))*2" office:value-type="float" office:value="23" calcext:value-type="float">
            <text:p>23</text:p>
          </table:table-cell>
          <table:table-cell table:formula="of:=MIN(ABS([.M$7]-[.$C$2]);ABS([.$D28]-[.$C$3]))*3+ABS(ABS([.M$7]-[.$C$2])-ABS([.$D28]-[.$C$3]))*2" office:value-type="float" office:value="22" calcext:value-type="float">
            <text:p>22</text:p>
          </table:table-cell>
          <table:table-cell table:formula="of:=MIN(ABS([.N$7]-[.$C$2]);ABS([.$D28]-[.$C$3]))*3+ABS(ABS([.N$7]-[.$C$2])-ABS([.$D28]-[.$C$3]))*2" office:value-type="float" office:value="21" calcext:value-type="float">
            <text:p>21</text:p>
          </table:table-cell>
          <table:table-cell table:formula="of:=MIN(ABS([.O$7]-[.$C$2]);ABS([.$D28]-[.$C$3]))*3+ABS(ABS([.O$7]-[.$C$2])-ABS([.$D28]-[.$C$3]))*2" office:value-type="float" office:value="20" calcext:value-type="float">
            <text:p>20</text:p>
          </table:table-cell>
          <table:table-cell table:formula="of:=MIN(ABS([.P$7]-[.$C$2]);ABS([.$D28]-[.$C$3]))*3+ABS(ABS([.P$7]-[.$C$2])-ABS([.$D28]-[.$C$3]))*2" office:value-type="float" office:value="21" calcext:value-type="float">
            <text:p>21</text:p>
          </table:table-cell>
          <table:table-cell table:formula="of:=MIN(ABS([.Q$7]-[.$C$2]);ABS([.$D28]-[.$C$3]))*3+ABS(ABS([.Q$7]-[.$C$2])-ABS([.$D28]-[.$C$3]))*2" office:value-type="float" office:value="22" calcext:value-type="float">
            <text:p>22</text:p>
          </table:table-cell>
          <table:table-cell table:formula="of:=MIN(ABS([.R$7]-[.$C$2]);ABS([.$D28]-[.$C$3]))*3+ABS(ABS([.R$7]-[.$C$2])-ABS([.$D28]-[.$C$3]))*2" office:value-type="float" office:value="23" calcext:value-type="float">
            <text:p>23</text:p>
          </table:table-cell>
          <table:table-cell table:formula="of:=MIN(ABS([.S$7]-[.$C$2]);ABS([.$D28]-[.$C$3]))*3+ABS(ABS([.S$7]-[.$C$2])-ABS([.$D28]-[.$C$3]))*2" office:value-type="float" office:value="24" calcext:value-type="float">
            <text:p>24</text:p>
          </table:table-cell>
          <table:table-cell table:formula="of:=MIN(ABS([.T$7]-[.$C$2]);ABS([.$D28]-[.$C$3]))*3+ABS(ABS([.T$7]-[.$C$2])-ABS([.$D28]-[.$C$3]))*2" office:value-type="float" office:value="25" calcext:value-type="float">
            <text:p>25</text:p>
          </table:table-cell>
          <table:table-cell table:formula="of:=MIN(ABS([.U$7]-[.$C$2]);ABS([.$D28]-[.$C$3]))*3+ABS(ABS([.U$7]-[.$C$2])-ABS([.$D28]-[.$C$3]))*2" office:value-type="float" office:value="26" calcext:value-type="float">
            <text:p>26</text:p>
          </table:table-cell>
          <table:table-cell table:formula="of:=MIN(ABS([.V$7]-[.$C$2]);ABS([.$D28]-[.$C$3]))*3+ABS(ABS([.V$7]-[.$C$2])-ABS([.$D28]-[.$C$3]))*2" office:value-type="float" office:value="27" calcext:value-type="float">
            <text:p>27</text:p>
          </table:table-cell>
          <table:table-cell table:formula="of:=MIN(ABS([.W$7]-[.$C$2]);ABS([.$D28]-[.$C$3]))*3+ABS(ABS([.W$7]-[.$C$2])-ABS([.$D28]-[.$C$3]))*2" office:value-type="float" office:value="28" calcext:value-type="float">
            <text:p>28</text:p>
          </table:table-cell>
          <table:table-cell table:formula="of:=MIN(ABS([.X$7]-[.$C$2]);ABS([.$D28]-[.$C$3]))*3+ABS(ABS([.X$7]-[.$C$2])-ABS([.$D28]-[.$C$3]))*2" office:value-type="float" office:value="29" calcext:value-type="float">
            <text:p>29</text:p>
          </table:table-cell>
          <table:table-cell table:formula="of:=MIN(ABS([.Y$7]-[.$C$2]);ABS([.$D28]-[.$C$3]))*3+ABS(ABS([.Y$7]-[.$C$2])-ABS([.$D28]-[.$C$3]))*2" office:value-type="float" office:value="30" calcext:value-type="float">
            <text:p>30</text:p>
          </table:table-cell>
        </table:table-row>
        <calcext:conditional-formats>
          <calcext:conditional-format calcext:target-range-address="Sheet1.E8:Sheet1.Y28">
            <calcext:color-scale>
              <calcext:color-scale-entry calcext:value="0" calcext:type="minimum" calcext:color="#eeeeee"/>
              <calcext:color-scale-entry calcext:value="0" calcext:type="maximum" calcext:color="#cc0000"/>
            </calcext:color-scale>
            <calcext:condition calcext:apply-style-name="Untitled1" calcext:value="&lt;=[$Sheet1.$C$4]" calcext:base-cell-address="Sheet1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order="0.06pt solid #6666ff" style:vertical-justify="auto"/>
      <style:paragraph-properties css3t:text-justify="auto"/>
      <style:text-properties fo:color="#6666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Johnson</meta:initial-creator>
    <meta:creation-date>2015-06-15T17:29:49.879525042</meta:creation-date>
    <dc:date>2015-06-15T23:26:33.100984563</dc:date>
    <dc:creator>Karl Johnson</dc:creator>
    <meta:editing-duration>PT5H41M23S</meta:editing-duration>
    <meta:editing-cycles>1</meta:editing-cycles>
    <meta:document-statistic meta:table-count="1" meta:cell-count="491" meta:object-count="0"/>
    <meta:generator>LibreOffice/4.2.8.2$Linux_X86_64 LibreOffice_project/420m0$Build-2</meta:generator>
  </office:meta>
</office:document-meta>
</file>